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3">
      <style:drawing-page-properties draw:fill="bitmap" draw:fill-image-name="a52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lbertus MT Lt" style:font-family-generic="swiss" style:font-pitch="variable"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bitmap" draw:fill-image-name="a63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25">
      <style:drawing-page-properties draw:fill="bitmap" draw:fill-image-name="a424"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3">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937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55">
      <style:drawing-page-properties draw:fill="bitmap" draw:fill-image-name="a654"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6">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55556in" style:font-size-asian="0.55556in" style:font-size-complex="0.55556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6">
      <style:drawing-page-properties draw:fill="bitmap" draw:fill-image-name="a76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67">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55556in" style:font-size-asian="0.55556in" style:font-size-complex="0.55556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9375in" fo:margin-right="0in" fo:text-indent="-0.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325576"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48">
      <style:drawing-page-properties draw:fill="bitmap" draw:fill-image-name="a44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1">
      <style:text-properties fo:font-variant="normal" fo:text-transform="none" fo:color="#325576"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lbertus MT Lt" style:font-family-generic="swiss" style:font-pitch="variable"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56">
      <style:drawing-page-properties draw:fill="bitmap" draw:fill-image-name="a55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lbertus MT Lt" style:font-family-generic="swiss" style:font-pitch="variable"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0">
      <style:drawing-page-properties draw:fill="bitmap" draw:fill-image-name="a77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78">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55556in" style:font-size-asian="0.55556in" style:font-size-complex="0.55556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bitmap" draw:fill-image-name="a68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3">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55556in" style:font-size-asian="0.55556in" style:font-size-complex="0.55556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6">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8">
      <style:drawing-page-properties draw:fill="bitmap" draw:fill-image-name="a36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5in" style:font-size-asian="0.5in" style:font-size-complex="0.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325576"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center"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376">
      <style:drawing-page-properties draw:fill="bitmap" draw:fill-image-name="a37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7">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325576"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87">
      <style:drawing-page-properties draw:fill="bitmap" draw:fill-image-name="a486"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lbertus MT Lt" style:font-family-generic="swiss" style:font-pitch="variable"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2">
      <style:drawing-page-properties draw:fill="bitmap" draw:fill-image-name="a59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lbertus MT Lt" style:font-family-generic="swiss" style:font-pitch="variable"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6">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0">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16">
      <style:drawing-page-properties draw:fill="bitmap" draw:fill-image-name="a81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7">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55556in" style:font-size-asian="0.55556in" style:font-size-complex="0.55556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2">
      <style:drawing-page-properties draw:fill="bitmap" draw:fill-image-name="a71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3">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55556in" style:font-size-asian="0.55556in" style:font-size-complex="0.55556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325576"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0">
      <style:drawing-page-properties draw:fill="bitmap" draw:fill-image-name="a829"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29">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55556in" style:font-size-asian="0.55556in" style:font-size-complex="0.55556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1">
      <style:drawing-page-properties draw:fill="bitmap" draw:fill-image-name="a400"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lbertus MT Lt" style:font-family-generic="swiss" style:font-pitch="variable"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Albertus MT Lt" style:font-family-generic="swiss" style:font-pitch="variable"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36">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2">
      <style:drawing-page-properties draw:fill="bitmap" draw:fill-image-name="a621"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3">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6">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2">
      <style:paragraph-properties fo:line-height="100%" fo:text-align="left" style:tab-stop-distance="1in" fo:margin-left="0.8125in" fo:margin-right="0in" fo:text-indent="-0.31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36">
      <style:drawing-page-properties draw:fill="bitmap" draw:fill-image-name="a73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7">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55556in" style:font-size-asian="0.55556in" style:font-size-complex="0.55556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325576" style:text-line-through-type="none" style:text-line-through-style="none" style:text-line-through-width="auto" style:text-line-through-color="font-color" style:text-position="0% 100%" fo:font-family="Albertus MT Lt" style:font-family-generic="swiss" style:font-pitch="variable"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5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3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9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75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3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72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9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3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47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72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0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69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47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6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72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0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47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6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0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442">
      <text:list-level-style-bullet text:level="1" text:bullet-char="•">
        <style:list-level-properties text:space-before="0in" text:min-label-width="0.5in"/>
        <style:text-properties fo:font-family="Arial" fo:font-size="100%"/>
      </text:list-level-style-bullet>
      <text:list-level-style-bullet text:level="2" text:bullet-char="•">
        <style:list-level-properties text:space-before="0in" text:min-label-width="0.5in"/>
        <style:text-properties fo:font-family="Arial" fo:font-size="100%"/>
      </text:list-level-style-bullet>
      <text:list-level-style-bullet text:level="3" text:bullet-char="•">
        <style:list-level-properties text:space-before="0.4375in" text:min-label-width="0.5in"/>
        <style:text-properties fo:font-family="Arial" fo:font-size="100%"/>
      </text:list-level-style-bullet>
      <text:list-level-style-bullet text:level="4" text:bullet-char="•">
        <style:list-level-properties text:space-before="0.9375in" text:min-label-width="0.5in"/>
        <style:text-properties fo:font-family="Arial" fo:font-size="100%"/>
      </text:list-level-style-bullet>
      <text:list-level-style-bullet text:level="5" text:bullet-char="•">
        <style:list-level-properties text:space-before="1.4375in" text:min-label-width="0.5in"/>
        <style:text-properties fo:font-family="Arial" fo:font-size="100%"/>
      </text:list-level-style-bullet>
      <text:list-level-style-bullet text:level="6" text:bullet-char="•">
        <style:list-level-properties text:space-before="1.6875in" text:min-label-width="0.5in"/>
        <style:text-properties fo:font-family="Arial" fo:font-size="100%"/>
      </text:list-level-style-bullet>
      <text:list-level-style-bullet text:level="7" text:bullet-char="•">
        <style:list-level-properties text:space-before="2.1875in" text:min-label-width="0.5in"/>
        <style:text-properties fo:font-family="Arial" fo:font-size="100%"/>
      </text:list-level-style-bullet>
      <text:list-level-style-bullet text:level="8" text:bullet-char="•">
        <style:list-level-properties text:space-before="2.6875in" text:min-label-width="0.5in"/>
        <style:text-properties fo:font-family="Arial" fo:font-size="100%"/>
      </text:list-level-style-bullet>
      <text:list-level-style-bullet text:level="9" text:bullet-char="•">
        <style:list-level-properties text:space-before="3.1875in" text:min-label-width="0.5in"/>
        <style:text-properties fo:font-family="Arial" fo:font-size="100%"/>
      </text:list-level-style-bullet>
    </text:list-style>
    <text:list-style style:name="a66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44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38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1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79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38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7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3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79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38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82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60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41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57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76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79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0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82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7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76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0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4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4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73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54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73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1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48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67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1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70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7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1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70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7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45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64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70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7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45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39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64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70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39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2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4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8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61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4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8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39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61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8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83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5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80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1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7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5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0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1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77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80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74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2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49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74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49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74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46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49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46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2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68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66">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65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71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6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84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33">
      <text:list-level-style-bullet text:level="1" text:bullet-char="–">
        <style:list-level-properties text:space-before="0in" text:min-label-width="0.5in"/>
        <style:text-properties fo:font-family="Arial" fo:font-size="100%"/>
      </text:list-level-style-bullet>
      <text:list-level-style-bullet text:level="2" text:bullet-char="–">
        <style:list-level-properties text:space-before="0in" text:min-label-width="0.5in"/>
        <style:text-properties fo:font-family="Arial" fo:font-size="100%"/>
      </text:list-level-style-bullet>
      <text:list-level-style-bullet text:level="3" text:bullet-char="–">
        <style:list-level-properties text:space-before="0.4375in" text:min-label-width="0.5in"/>
        <style:text-properties fo:font-family="Arial" fo:font-size="100%"/>
      </text:list-level-style-bullet>
      <text:list-level-style-bullet text:level="4" text:bullet-char="–">
        <style:list-level-properties text:space-before="0.9375in" text:min-label-width="0.5in"/>
        <style:text-properties fo:font-family="Arial" fo:font-size="100%"/>
      </text:list-level-style-bullet>
      <text:list-level-style-bullet text:level="5" text:bullet-char="–">
        <style:list-level-properties text:space-before="1.4375in" text:min-label-width="0.5in"/>
        <style:text-properties fo:font-family="Arial" fo:font-size="100%"/>
      </text:list-level-style-bullet>
      <text:list-level-style-bullet text:level="6" text:bullet-char="–">
        <style:list-level-properties text:space-before="1.6875in" text:min-label-width="0.5in"/>
        <style:text-properties fo:font-family="Arial" fo:font-size="100%"/>
      </text:list-level-style-bullet>
      <text:list-level-style-bullet text:level="7" text:bullet-char="–">
        <style:list-level-properties text:space-before="2.1875in" text:min-label-width="0.5in"/>
        <style:text-properties fo:font-family="Arial" fo:font-size="100%"/>
      </text:list-level-style-bullet>
      <text:list-level-style-bullet text:level="8" text:bullet-char="–">
        <style:list-level-properties text:space-before="2.6875in" text:min-label-width="0.5in"/>
        <style:text-properties fo:font-family="Arial" fo:font-size="100%"/>
      </text:list-level-style-bullet>
      <text:list-level-style-bullet text:level="9" text:bullet-char="–">
        <style:list-level-properties text:space-before="3.1875in" text:min-label-width="0.5in"/>
        <style:text-properties fo:font-family="Arial" fo:font-size="100%"/>
      </text:list-level-style-bullet>
    </text:list-style>
    <text:list-style style:name="a437">
      <text:list-level-style-bullet text:level="1" text:bullet-char="•">
        <style:list-level-properties text:space-before="0in" text:min-label-width="0.5in"/>
        <style:text-properties fo:font-family="Arial" fo:font-size="100%"/>
      </text:list-level-style-bullet>
      <text:list-level-style-bullet text:level="2" text:bullet-char="•">
        <style:list-level-properties text:space-before="0in" text:min-label-width="0.5in"/>
        <style:text-properties fo:font-family="Arial" fo:font-size="100%"/>
      </text:list-level-style-bullet>
      <text:list-level-style-bullet text:level="3" text:bullet-char="•">
        <style:list-level-properties text:space-before="0.4375in" text:min-label-width="0.5in"/>
        <style:text-properties fo:font-family="Arial" fo:font-size="100%"/>
      </text:list-level-style-bullet>
      <text:list-level-style-bullet text:level="4" text:bullet-char="•">
        <style:list-level-properties text:space-before="0.9375in" text:min-label-width="0.5in"/>
        <style:text-properties fo:font-family="Arial" fo:font-size="100%"/>
      </text:list-level-style-bullet>
      <text:list-level-style-bullet text:level="5" text:bullet-char="•">
        <style:list-level-properties text:space-before="1.4375in" text:min-label-width="0.5in"/>
        <style:text-properties fo:font-family="Arial" fo:font-size="100%"/>
      </text:list-level-style-bullet>
      <text:list-level-style-bullet text:level="6" text:bullet-char="•">
        <style:list-level-properties text:space-before="1.6875in" text:min-label-width="0.5in"/>
        <style:text-properties fo:font-family="Arial" fo:font-size="100%"/>
      </text:list-level-style-bullet>
      <text:list-level-style-bullet text:level="7" text:bullet-char="•">
        <style:list-level-properties text:space-before="2.1875in" text:min-label-width="0.5in"/>
        <style:text-properties fo:font-family="Arial" fo:font-size="100%"/>
      </text:list-level-style-bullet>
      <text:list-level-style-bullet text:level="8" text:bullet-char="•">
        <style:list-level-properties text:space-before="2.6875in" text:min-label-width="0.5in"/>
        <style:text-properties fo:font-family="Arial" fo:font-size="100%"/>
      </text:list-level-style-bullet>
      <text:list-level-style-bullet text:level="9" text:bullet-char="•">
        <style:list-level-properties text:space-before="3.1875in" text:min-label-width="0.5in"/>
        <style:text-properties fo:font-family="Arial" fo:font-size="100%"/>
      </text:list-level-style-bullet>
    </text:list-style>
    <text:list-style style:name="a81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9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62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125in"/>
      </text:list-level-style-number>
      <text:list-level-style-number text:level="7" style:num-format="">
        <style:list-level-properties text:space-before="2.625in"/>
      </text:list-level-style-number>
      <text:list-level-style-number text:level="8" style:num-format="">
        <style:list-level-properties text:space-before="3.125in"/>
      </text:list-level-style-number>
      <text:list-level-style-number text:level="9" style:num-format="">
        <style:list-level-properties text:space-before="3.625in"/>
      </text:list-level-style-number>
    </text:list-style>
    <text:list-style style:name="a81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6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78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40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65">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75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78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56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office:automatic-styles>
  <office:body>
    <office:presentation>
      <draw:page draw:name="Slide1" draw:style-name="a368" draw:master-page-name="Master1-Layout1-title-Diapositive-de-titre" presentation:presentation-page-layout-name="Master1-PPL1" draw:id="Slide-256">
        <draw:frame draw:id="id63" presentation:style-name="a371" draw:name="Titre 1" svg:x="0.78125in" svg:y="6.05729in" svg:width="8.5in" svg:height="0.56076in" presentation:class="title" presentation:placeholder="false">
          <draw:text-box>
            <text:p text:style-name="a370" text:class-names="" text:cond-style-name=""><text:span text:style-name="a369" text:class-names="">ASC, B&amp;F Incident Finance</text:span></text:p>
          </draw:text-box>
          <svg:title/>
          <svg:desc/>
        </draw:frame>
        <draw:frame draw:id="id64" presentation:style-name="a374" draw:name="Sous-titre 2" svg:x="2.8125in" svg:y="6.52604in" svg:width="4.45313in" svg:height="0.58333in" presentation:class="subtitle" presentation:placeholder="false">
          <draw:text-box>
            <text:p text:style-name="a373" text:class-names="" text:cond-style-name=""><text:span text:style-name="a372" text:class-names="">January 2013</text:span></text:p>
          </draw:text-box>
          <svg:title/>
          <svg:desc/>
        </draw:frame>
      </draw:page>
      <draw:page draw:name="Slide11" draw:style-name="a376" draw:master-page-name="Master1-Layout2-obj-Titre-et-contenu" presentation:presentation-page-layout-name="Master1-PPL2" draw:id="Slide-266">
        <draw:frame draw:id="id65" presentation:style-name="a379" draw:name="Titre 1" svg:x="2.57813in" svg:y="0.30035in" svg:width="6.92187in" svg:height="1.25in" presentation:class="title" presentation:placeholder="false">
          <draw:text-box>
            <text:p text:style-name="a378" text:class-names="" text:cond-style-name=""><text:span text:style-name="a377" text:class-names="">Objectives</text:span></text:p>
          </draw:text-box>
          <svg:title/>
          <svg:desc/>
        </draw:frame>
        <draw:frame draw:id="id66" presentation:style-name="a399" draw:name="Espace réservé du contenu 2" svg:x="2.57813in" svg:y="2.15972in" svg:width="6.92187in" svg:height="4.94965in" presentation:class="outline" presentation:placeholder="false">
          <draw:text-box>
            <text:list text:style-name="a382">
              <text:list-item>
                <text:p text:style-name="a381" text:class-names="" text:cond-style-name=""><text:span text:style-name="a380" text:class-names="">Incident Finance Staff</text:span></text:p>
              </text:list-item>
            </text:list>
            <text:list text:style-name="a385">
              <text:list-item>
                <text:p text:style-name="a384" text:class-names="" text:cond-style-name=""><text:span text:style-name="a383" text:class-names="">Incident Finance 2012 Information</text:span></text:p>
              </text:list-item>
            </text:list>
            <text:list text:style-name="a388">
              <text:list-item>
                <text:p text:style-name="a387" text:class-names="" text:cond-style-name=""><text:span text:style-name="a386" text:class-names="">Role of Incident Finance</text:span></text:p>
              </text:list-item>
            </text:list>
            <text:list text:style-name="a391">
              <text:list-item>
                <text:p text:style-name="a390" text:class-names="" text:cond-style-name=""><text:span text:style-name="a389" text:class-names="">Fire Season 2012 Observations</text:span></text:p>
              </text:list-item>
            </text:list>
            <text:list text:style-name="a394">
              <text:list-item>
                <text:p text:style-name="a393" text:class-names="" text:cond-style-name=""><text:span text:style-name="a392" text:class-names="">Points to Remember</text:span></text:p>
              </text:list-item>
            </text:list>
            <text:list text:style-name="a398">
              <text:list-item>
                <text:p text:style-name="a397" text:class-names="" text:cond-style-name=""><text:span text:style-name="a395" text:class-names="">Questions and Answers</text:span><text:span text:style-name="a396" text:class-names=""/></text:p>
              </text:list-item>
            </text:list>
          </draw:text-box>
          <svg:title/>
          <svg:desc/>
        </draw:frame>
      </draw:page>
      <draw:page draw:name="Slide2" draw:style-name="a401" draw:master-page-name="Master1-Layout2-obj-Titre-et-contenu" presentation:presentation-page-layout-name="Master1-PPL2" draw:id="Slide-257">
        <draw:frame draw:id="id67" presentation:style-name="a405" draw:name="Titre 1" svg:x="0.5in" svg:y="0.30035in" svg:width="9in" svg:height="1.25in" presentation:class="title" presentation:placeholder="false">
          <draw:text-box>
            <text:p text:style-name="a404" text:class-names="" text:cond-style-name=""><text:span text:style-name="a402" text:class-names="">Incident Finance Staff</text:span><text:span text:style-name="a403" text:class-names=""><text:s text:c="3"/></text:span></text:p>
          </draw:text-box>
          <svg:title/>
          <svg:desc/>
        </draw:frame>
        <draw:frame draw:id="id68" presentation:style-name="a423" draw:name="Espace réservé du contenu 2" svg:x="0.5in" svg:y="1.75in" svg:width="9in" svg:height="4.94965in" presentation:class="outline" presentation:placeholder="false">
          <draw:text-box>
            <text:list text:style-name="a408">
              <text:list-item>
                <text:p text:style-name="a407" text:class-names="" text:cond-style-name=""><text:span text:style-name="a406" text:class-names="">Marylea Lockard, Branch Chief</text:span></text:p>
              </text:list-item>
            </text:list>
            <text:list text:style-name="a412">
              <text:list-item>
                <text:list text:style-name="a412">
                  <text:list-item>
                    <text:p text:style-name="a411" text:class-names="" text:cond-style-name=""><text:span text:style-name="a409" text:class-names="">John Getchell, Program Manager<text:s text:c="1"/></text:span><text:span text:style-name="a410" text:class-names="">Cooperative Fire Protection Agreements, International Agreements, Casual Pay, FEMA, Interagency Billings (IPAC).</text:span></text:p>
                  </text:list-item>
                </text:list>
              </text:list-item>
            </text:list>
            <text:list text:style-name="a417">
              <text:list-item>
                <text:list text:style-name="a417">
                  <text:list-item>
                    <text:list text:style-name="a417">
                      <text:list-item>
                        <text:p text:style-name="a416" text:class-names="" text:cond-style-name=""><text:span text:style-name="a413" text:class-names="">Carol Robinson, Operations Manager<text:s text:c="1"/></text:span><text:span text:style-name="a414" text:class-names="">Cooperative Fire Protection, International Agreements, and All Risk Agreements.</text:span><text:span text:style-name="a415" text:class-names=""><text:s text:c="1"/></text:span></text:p>
                      </text:list-item>
                    </text:list>
                  </text:list-item>
                </text:list>
              </text:list-item>
            </text:list>
            <text:list text:style-name="a422">
              <text:list-item>
                <text:list text:style-name="a422">
                  <text:list-item>
                    <text:list text:style-name="a422">
                      <text:list-item>
                        <text:p text:style-name="a421" text:class-names="" text:cond-style-name=""><text:span text:style-name="a418" text:class-names="">Theresa Voss, Operations Manager</text:span><text:span text:style-name="a419" text:class-names=""><text:s text:c="1"/></text:span><text:span text:style-name="a420" text:class-names="">Casual Pay/Travel, Audit, Branch Program Support.<text:s text:c="1"/></text:span></text:p>
                      </text:list-item>
                    </text:list>
                  </text:list-item>
                </text:list>
              </text:list-item>
            </text:list>
          </draw:text-box>
          <svg:title/>
          <svg:desc/>
        </draw:frame>
      </draw:page>
      <draw:page draw:name="Slide5" draw:style-name="a425" draw:master-page-name="Master1-Layout2-obj-Titre-et-contenu" presentation:presentation-page-layout-name="Master1-PPL2" draw:id="Slide-260">
        <draw:frame draw:id="id69" presentation:style-name="a429" draw:name="Titre 1" svg:x="0.5in" svg:y="0.30035in" svg:width="9in" svg:height="1.25in" presentation:class="title" presentation:placeholder="false">
          <draw:text-box>
            <text:p text:style-name="a428" text:class-names="" text:cond-style-name=""><text:span text:style-name="a426" text:class-names="">Incident Finance Staff</text:span><text:span text:style-name="a427" text:class-names=""><text:s text:c="3"/></text:span></text:p>
          </draw:text-box>
          <svg:title/>
          <svg:desc/>
        </draw:frame>
        <draw:frame draw:id="id70" presentation:style-name="a446" draw:name="Espace réservé du contenu 2" svg:x="0.5in" svg:y="1.75in" svg:width="9in" svg:height="4.94965in" presentation:class="outline" presentation:placeholder="false">
          <draw:text-box>
            <text:list text:style-name="a433">
              <text:list-item>
                <text:list text:style-name="a433">
                  <text:list-item>
                    <text:p text:style-name="a432" text:class-names="" text:cond-style-name=""><text:span text:style-name="a430" text:class-names="">Patsy Michel, Program Manager<text:s text:c="1"/></text:span><text:span text:style-name="a431" text:class-names="">Contracts, Emergency Rental Agreements, Incident Job Codes, Incident Accruals, Interagency Payments (IPAC).</text:span></text:p>
                  </text:list-item>
                </text:list>
              </text:list-item>
            </text:list>
            <text:list text:style-name="a437">
              <text:list-item>
                <text:list text:style-name="a437">
                  <text:list-item>
                    <text:list text:style-name="a437">
                      <text:list-item>
                        <text:p text:style-name="a436" text:class-names="" text:cond-style-name=""><text:span text:style-name="a434" text:class-names="">Elizabeth Martin, Operations Manager<text:s text:c="1"/></text:span><text:span text:style-name="a435" text:class-names="">Emergency Rental Agreements, Incident Job Codes, NWS (IMET) and MAFFs Billings</text:span></text:p>
                      </text:list-item>
                    </text:list>
                  </text:list-item>
                </text:list>
              </text:list-item>
            </text:list>
            <text:list text:style-name="a442">
              <text:list-item>
                <text:list text:style-name="a442">
                  <text:list-item>
                    <text:list text:style-name="a442">
                      <text:list-item>
                        <text:p text:style-name="a441" text:class-names="" text:cond-style-name=""><text:span text:style-name="a438" text:class-names="">Mary Prebble, Operations Manager</text:span><text:span text:style-name="a439" text:class-names=""><text:s text:c="1"/></text:span><text:span text:style-name="a440" text:class-names="">National and Aviation Contracts, Incident Accruals, DOI-OAS Aircraft.</text:span></text:p>
                      </text:list-item>
                    </text:list>
                  </text:list-item>
                </text:list>
              </text:list-item>
            </text:list>
            <text:list text:style-name="a445">
              <text:list-item>
                <text:p text:style-name="a444" text:class-names="" text:cond-style-name=""><text:span text:style-name="a443" text:class-names=""/></text:p>
              </text:list-item>
            </text:list>
          </draw:text-box>
          <svg:title/>
          <svg:desc/>
        </draw:frame>
      </draw:page>
      <draw:page draw:name="Slide6" draw:style-name="a448" draw:master-page-name="Master1-Layout2-obj-Titre-et-contenu" presentation:presentation-page-layout-name="Master1-PPL2" draw:id="Slide-261">
        <draw:frame draw:id="id71" presentation:style-name="a451" draw:name="Titre 1" svg:x="0.5in" svg:y="0.30035in" svg:width="9in" svg:height="1.25in" presentation:class="title" presentation:placeholder="false">
          <draw:text-box>
            <text:p text:style-name="a450" text:class-names="" text:cond-style-name=""><text:span text:style-name="a449" text:class-names="">Incident Finance 2012 Information</text:span></text:p>
          </draw:text-box>
          <svg:title/>
          <svg:desc/>
        </draw:frame>
        <draw:frame draw:id="id72" presentation:style-name="a485" draw:name="Espace réservé du contenu 2" svg:x="0.5in" svg:y="1.75in" svg:width="9in" svg:height="4.94965in" presentation:class="outline" presentation:placeholder="false">
          <draw:text-box>
            <text:list text:style-name="a454">
              <text:list-item>
                <text:p text:style-name="a453" text:class-names="" text:cond-style-name=""><text:span text:style-name="a452" text:class-names="">Contract Payments (I-BPAs, EERAs, …)</text:span></text:p>
              </text:list-item>
            </text:list>
            <text:list text:style-name="a457">
              <text:list-item>
                <text:list text:style-name="a457">
                  <text:list-item>
                    <text:p text:style-name="a456" text:class-names="" text:cond-style-name=""><text:span text:style-name="a455" text:class-names="">Total Payments - 10,685</text:span></text:p>
                  </text:list-item>
                </text:list>
              </text:list-item>
            </text:list>
            <text:list text:style-name="a460">
              <text:list-item>
                <text:list text:style-name="a460">
                  <text:list-item>
                    <text:p text:style-name="a459" text:class-names="" text:cond-style-name=""><text:span text:style-name="a458" text:class-names="">Total Amount - $205,248,902.10</text:span></text:p>
                  </text:list-item>
                </text:list>
              </text:list-item>
            </text:list>
            <text:list text:style-name="a463">
              <text:list-item>
                <text:p text:style-name="a462" text:class-names="" text:cond-style-name=""><text:span text:style-name="a461" text:class-names="">Aviation Payments USFS Contracted</text:span></text:p>
              </text:list-item>
            </text:list>
            <text:list text:style-name="a466">
              <text:list-item>
                <text:list text:style-name="a466">
                  <text:list-item>
                    <text:p text:style-name="a465" text:class-names="" text:cond-style-name=""><text:span text:style-name="a464" text:class-names="">Total Payments – 10,048</text:span></text:p>
                  </text:list-item>
                </text:list>
              </text:list-item>
            </text:list>
            <text:list text:style-name="a469">
              <text:list-item>
                <text:list text:style-name="a469">
                  <text:list-item>
                    <text:p text:style-name="a468" text:class-names="" text:cond-style-name=""><text:span text:style-name="a467" text:class-names="">Total Amount - $215,154,325.46</text:span></text:p>
                  </text:list-item>
                </text:list>
              </text:list-item>
            </text:list>
            <text:list text:style-name="a472">
              <text:list-item>
                <text:p text:style-name="a471" text:class-names="" text:cond-style-name=""><text:span text:style-name="a470" text:class-names="">Prompt Payment Interest</text:span></text:p>
              </text:list-item>
            </text:list>
            <text:list text:style-name="a475">
              <text:list-item>
                <text:list text:style-name="a475">
                  <text:list-item>
                    <text:p text:style-name="a474" text:class-names="" text:cond-style-name=""><text:span text:style-name="a473" text:class-names="">Total Payments w/Interest – 715</text:span></text:p>
                  </text:list-item>
                </text:list>
              </text:list-item>
            </text:list>
            <text:list text:style-name="a478">
              <text:list-item>
                <text:list text:style-name="a478">
                  <text:list-item>
                    <text:p text:style-name="a477" text:class-names="" text:cond-style-name=""><text:span text:style-name="a476" text:class-names="">Total PPAY Amount - $15,307.85</text:span></text:p>
                  </text:list-item>
                </text:list>
              </text:list-item>
            </text:list>
            <text:list text:style-name="a481">
              <text:list-item>
                <text:p text:style-name="a480" text:class-names="" text:cond-style-name=""><text:span text:style-name="a479" text:class-names=""/></text:p>
              </text:list-item>
            </text:list>
            <text:list text:style-name="a484">
              <text:list-item>
                <text:p text:style-name="a483" text:class-names="" text:cond-style-name=""><text:span text:style-name="a482" text:class-names=""/></text:p>
              </text:list-item>
            </text:list>
          </draw:text-box>
          <svg:title/>
          <svg:desc/>
        </draw:frame>
      </draw:page>
      <draw:page draw:name="Slide7" draw:style-name="a487" draw:master-page-name="Master1-Layout2-obj-Titre-et-contenu" presentation:presentation-page-layout-name="Master1-PPL2" draw:id="Slide-262">
        <draw:frame draw:id="id73" presentation:style-name="a490" draw:name="Titre 1" svg:x="0.5in" svg:y="0.30035in" svg:width="9in" svg:height="1.25in" presentation:class="title" presentation:placeholder="false">
          <draw:text-box>
            <text:p text:style-name="a489" text:class-names="" text:cond-style-name=""><text:span text:style-name="a488" text:class-names="">Incident Finance 2012 Information</text:span></text:p>
          </draw:text-box>
          <svg:title/>
          <svg:desc/>
        </draw:frame>
        <draw:frame draw:id="id74" presentation:style-name="a521" draw:name="Espace réservé du contenu 2" svg:x="0.5in" svg:y="1.75in" svg:width="9in" svg:height="4.94965in" presentation:class="outline" presentation:placeholder="false">
          <draw:text-box>
            <text:list text:style-name="a493">
              <text:list-item>
                <text:p text:style-name="a492" text:class-names="" text:cond-style-name=""><text:span text:style-name="a491" text:class-names="">Cooperative Agreement Payments</text:span></text:p>
              </text:list-item>
            </text:list>
            <text:list text:style-name="a496">
              <text:list-item>
                <text:list text:style-name="a496">
                  <text:list-item>
                    <text:p text:style-name="a495" text:class-names="" text:cond-style-name=""><text:span text:style-name="a494" text:class-names="">Total Payments – 3,681</text:span></text:p>
                  </text:list-item>
                </text:list>
              </text:list-item>
            </text:list>
            <text:list text:style-name="a499">
              <text:list-item>
                <text:list text:style-name="a499">
                  <text:list-item>
                    <text:p text:style-name="a498" text:class-names="" text:cond-style-name=""><text:span text:style-name="a497" text:class-names="">Total Amount - $88,486,921.49</text:span></text:p>
                  </text:list-item>
                </text:list>
              </text:list-item>
            </text:list>
            <text:list text:style-name="a502">
              <text:list-item>
                <text:p text:style-name="a501" text:class-names="" text:cond-style-name=""><text:span text:style-name="a500" text:class-names="">Casual Payments</text:span></text:p>
              </text:list-item>
            </text:list>
            <text:list text:style-name="a505">
              <text:list-item>
                <text:list text:style-name="a505">
                  <text:list-item>
                    <text:p text:style-name="a504" text:class-names="" text:cond-style-name=""><text:span text:style-name="a503" text:class-names="">Total OF288s – 23,512<text:s text:c="1"/></text:span></text:p>
                  </text:list-item>
                </text:list>
              </text:list-item>
            </text:list>
            <text:list text:style-name="a508">
              <text:list-item>
                <text:list text:style-name="a508">
                  <text:list-item>
                    <text:p text:style-name="a507" text:class-names="" text:cond-style-name=""><text:span text:style-name="a506" text:class-names="">Total Salary - $57,277,550.96</text:span></text:p>
                  </text:list-item>
                </text:list>
              </text:list-item>
            </text:list>
            <text:list text:style-name="a511">
              <text:list-item>
                <text:list text:style-name="a511">
                  <text:list-item>
                    <text:p text:style-name="a510" text:class-names="" text:cond-style-name=""><text:span text:style-name="a509" text:class-names="">Total Travel Payments - $1,969,150.40</text:span></text:p>
                  </text:list-item>
                </text:list>
              </text:list-item>
            </text:list>
            <text:list text:style-name="a514">
              <text:list-item>
                <text:list text:style-name="a514">
                  <text:list-item>
                    <text:p text:style-name="a513" text:class-names="" text:cond-style-name=""><text:span text:style-name="a512" text:class-names="">Total Casuals Hired – 6,627</text:span></text:p>
                  </text:list-item>
                </text:list>
              </text:list-item>
            </text:list>
            <text:list text:style-name="a517">
              <text:list-item>
                <text:list text:style-name="a517">
                  <text:list-item>
                    <text:p text:style-name="a516" text:class-names="" text:cond-style-name=""><text:span text:style-name="a515" text:class-names=""/></text:p>
                  </text:list-item>
                </text:list>
              </text:list-item>
            </text:list>
            <text:list text:style-name="a520">
              <text:list-item>
                <text:p text:style-name="a519" text:class-names="" text:cond-style-name=""><text:span text:style-name="a518" text:class-names=""/></text:p>
              </text:list-item>
            </text:list>
          </draw:text-box>
          <svg:title/>
          <svg:desc/>
        </draw:frame>
      </draw:page>
      <draw:page draw:name="Slide8" draw:style-name="a523" draw:master-page-name="Master1-Layout2-obj-Titre-et-contenu" presentation:presentation-page-layout-name="Master1-PPL2" draw:id="Slide-263">
        <draw:frame draw:id="id75" presentation:style-name="a526" draw:name="Titre 1" svg:x="0.5in" svg:y="0.30035in" svg:width="9in" svg:height="1.25in" presentation:class="title" presentation:placeholder="false">
          <draw:text-box>
            <text:p text:style-name="a525" text:class-names="" text:cond-style-name=""><text:span text:style-name="a524" text:class-names="">Incident Finance 2012 Information</text:span></text:p>
          </draw:text-box>
          <svg:title/>
          <svg:desc/>
        </draw:frame>
        <draw:frame draw:id="id76" presentation:style-name="a554" draw:name="Espace réservé du contenu 2" svg:x="0.5in" svg:y="1.70253in" svg:width="9in" svg:height="5.3862in" presentation:class="outline" presentation:placeholder="false">
          <draw:text-box>
            <text:list text:style-name="a529">
              <text:list-item>
                <text:p text:style-name="a528" text:class-names="" text:cond-style-name=""><text:span text:style-name="a527" text:class-names="">Cooperator Billings</text:span></text:p>
              </text:list-item>
            </text:list>
            <text:list text:style-name="a532">
              <text:list-item>
                <text:list text:style-name="a532">
                  <text:list-item>
                    <text:p text:style-name="a531" text:class-names="" text:cond-style-name=""><text:span text:style-name="a530" text:class-names="">Total Bills - 705</text:span></text:p>
                  </text:list-item>
                </text:list>
              </text:list-item>
            </text:list>
            <text:list text:style-name="a535">
              <text:list-item>
                <text:list text:style-name="a535">
                  <text:list-item>
                    <text:p text:style-name="a534" text:class-names="" text:cond-style-name=""><text:span text:style-name="a533" text:class-names="">Total Reimbursable Revenue - $224,407,928.90</text:span></text:p>
                  </text:list-item>
                </text:list>
              </text:list-item>
            </text:list>
            <text:list text:style-name="a538">
              <text:list-item>
                <text:list text:style-name="a538">
                  <text:list-item>
                    <text:p text:style-name="a537" text:class-names="" text:cond-style-name=""><text:span text:style-name="a536" text:class-names="">Total Active Fire Agreements - 820</text:span></text:p>
                  </text:list-item>
                </text:list>
              </text:list-item>
            </text:list>
            <text:list text:style-name="a541">
              <text:list-item>
                <text:p text:style-name="a540" text:class-names="" text:cond-style-name=""><text:span text:style-name="a539" text:class-names="">FEMA Billings</text:span></text:p>
              </text:list-item>
            </text:list>
            <text:list text:style-name="a544">
              <text:list-item>
                <text:list text:style-name="a544">
                  <text:list-item>
                    <text:p text:style-name="a543" text:class-names="" text:cond-style-name=""><text:span text:style-name="a542" text:class-names="">Total ESF4 Mission Assignments – 28</text:span></text:p>
                  </text:list-item>
                </text:list>
              </text:list-item>
            </text:list>
            <text:list text:style-name="a547">
              <text:list-item>
                <text:list text:style-name="a547">
                  <text:list-item>
                    <text:p text:style-name="a546" text:class-names="" text:cond-style-name=""><text:span text:style-name="a545" text:class-names="">Total Bills</text:span></text:p>
                  </text:list-item>
                </text:list>
              </text:list-item>
            </text:list>
            <text:list text:style-name="a550">
              <text:list-item>
                <text:list text:style-name="a550">
                  <text:list-item>
                    <text:p text:style-name="a549" text:class-names="" text:cond-style-name=""><text:span text:style-name="a548" text:class-names="">Total Collections</text:span></text:p>
                  </text:list-item>
                </text:list>
              </text:list-item>
            </text:list>
            <text:list text:style-name="a553">
              <text:list-item>
                <text:p text:style-name="a552" text:class-names="" text:cond-style-name=""><text:span text:style-name="a551" text:class-names=""/></text:p>
              </text:list-item>
            </text:list>
          </draw:text-box>
          <svg:title/>
          <svg:desc/>
        </draw:frame>
      </draw:page>
      <draw:page draw:name="Slide9" draw:style-name="a556" draw:master-page-name="Master1-Layout2-obj-Titre-et-contenu" presentation:presentation-page-layout-name="Master1-PPL2" draw:id="Slide-264">
        <draw:frame draw:id="id77" presentation:style-name="a559" draw:name="Titre 1" svg:x="0.5in" svg:y="0.30035in" svg:width="9in" svg:height="1.25in" presentation:class="title" presentation:placeholder="false">
          <draw:text-box>
            <text:p text:style-name="a558" text:class-names="" text:cond-style-name=""><text:span text:style-name="a557" text:class-names="">Incident Finance 2012 Info</text:span></text:p>
          </draw:text-box>
          <svg:title/>
          <svg:desc/>
        </draw:frame>
        <draw:frame draw:id="id78" presentation:style-name="a590" draw:name="Espace réservé du contenu 2" svg:x="0.5in" svg:y="1.70253in" svg:width="9in" svg:height="5.3862in" presentation:class="outline" presentation:placeholder="false">
          <draw:text-box>
            <text:list text:style-name="a562">
              <text:list-item>
                <text:p text:style-name="a561" text:class-names="" text:cond-style-name=""><text:span text:style-name="a560" text:class-names="">Customer Service Calls</text:span></text:p>
              </text:list-item>
            </text:list>
            <text:list text:style-name="a565">
              <text:list-item>
                <text:list text:style-name="a565">
                  <text:list-item>
                    <text:p text:style-name="a564" text:class-names="" text:cond-style-name=""><text:span text:style-name="a563" text:class-names="">Total Calls – 2,223</text:span></text:p>
                  </text:list-item>
                </text:list>
              </text:list-item>
            </text:list>
            <text:list text:style-name="a568">
              <text:list-item>
                <text:list text:style-name="a568">
                  <text:list-item>
                    <text:list text:style-name="a568">
                      <text:list-item>
                        <text:p text:style-name="a567" text:class-names="" text:cond-style-name=""><text:span text:style-name="a566" text:class-names="">I-BPA/EERA - 786</text:span></text:p>
                      </text:list-item>
                    </text:list>
                  </text:list-item>
                </text:list>
              </text:list-item>
            </text:list>
            <text:list text:style-name="a571">
              <text:list-item>
                <text:list text:style-name="a571">
                  <text:list-item>
                    <text:list text:style-name="a571">
                      <text:list-item>
                        <text:p text:style-name="a570" text:class-names="" text:cond-style-name=""><text:span text:style-name="a569" text:class-names="">Casual Pay – 1,230</text:span></text:p>
                      </text:list-item>
                    </text:list>
                  </text:list-item>
                </text:list>
              </text:list-item>
            </text:list>
            <text:list text:style-name="a574">
              <text:list-item>
                <text:list text:style-name="a574">
                  <text:list-item>
                    <text:list text:style-name="a574">
                      <text:list-item>
                        <text:p text:style-name="a573" text:class-names="" text:cond-style-name=""><text:span text:style-name="a572" text:class-names="">Contracts - 113</text:span></text:p>
                      </text:list-item>
                    </text:list>
                  </text:list-item>
                </text:list>
              </text:list-item>
            </text:list>
            <text:list text:style-name="a577">
              <text:list-item>
                <text:list text:style-name="a577">
                  <text:list-item>
                    <text:list text:style-name="a577">
                      <text:list-item>
                        <text:p text:style-name="a576" text:class-names="" text:cond-style-name=""><text:span text:style-name="a575" text:class-names="">Cooperative Agreements - 94</text:span></text:p>
                      </text:list-item>
                    </text:list>
                  </text:list-item>
                </text:list>
              </text:list-item>
            </text:list>
            <text:list text:style-name="a580">
              <text:list-item>
                <text:p text:style-name="a579" text:class-names="" text:cond-style-name=""><text:span text:style-name="a578" text:class-names="">Incident Job Codes</text:span></text:p>
              </text:list-item>
            </text:list>
            <text:list text:style-name="a583">
              <text:list-item>
                <text:list text:style-name="a583">
                  <text:list-item>
                    <text:p text:style-name="a582" text:class-names="" text:cond-style-name=""><text:span text:style-name="a581" text:class-names="">Total Codes Created – 12,566</text:span></text:p>
                  </text:list-item>
                </text:list>
              </text:list-item>
            </text:list>
            <text:list text:style-name="a586">
              <text:list-item>
                <text:list text:style-name="a586">
                  <text:list-item>
                    <text:p text:style-name="a585" text:class-names="" text:cond-style-name=""><text:span text:style-name="a584" text:class-names="">Total Codes with no activity – 5,055</text:span></text:p>
                  </text:list-item>
                </text:list>
              </text:list-item>
            </text:list>
            <text:list text:style-name="a589">
              <text:list-item>
                <text:p text:style-name="a588" text:class-names="" text:cond-style-name=""><text:span text:style-name="a587" text:class-names=""/></text:p>
              </text:list-item>
            </text:list>
          </draw:text-box>
          <svg:title/>
          <svg:desc/>
        </draw:frame>
      </draw:page>
      <draw:page draw:name="Slide10" draw:style-name="a592" draw:master-page-name="Master1-Layout2-obj-Titre-et-contenu" presentation:presentation-page-layout-name="Master1-PPL2" draw:id="Slide-265">
        <draw:frame draw:id="id79" presentation:style-name="a595" draw:name="Titre 1" svg:x="0.5in" svg:y="0.30035in" svg:width="9in" svg:height="1.25in" presentation:class="title" presentation:placeholder="false">
          <draw:text-box>
            <text:p text:style-name="a594" text:class-names="" text:cond-style-name=""><text:span text:style-name="a593" text:class-names="">Incident Finance 2012 Info</text:span></text:p>
          </draw:text-box>
          <svg:title/>
          <svg:desc/>
        </draw:frame>
        <draw:frame draw:id="id80" presentation:style-name="a620" draw:name="Espace réservé du contenu 2" svg:x="0.5in" svg:y="1.70253in" svg:width="9in" svg:height="5.3862in" presentation:class="outline" presentation:placeholder="false">
          <draw:text-box>
            <text:list text:style-name="a598">
              <text:list-item>
                <text:p text:style-name="a597" text:class-names="" text:cond-style-name=""><text:span text:style-name="a596" text:class-names="">Audits</text:span></text:p>
              </text:list-item>
            </text:list>
            <text:list text:style-name="a601">
              <text:list-item>
                <text:list text:style-name="a601">
                  <text:list-item>
                    <text:p text:style-name="a600" text:class-names="" text:cond-style-name=""><text:span text:style-name="a599" text:class-names="">Financial Statement Audit</text:span></text:p>
                  </text:list-item>
                </text:list>
              </text:list-item>
            </text:list>
            <text:list text:style-name="a604">
              <text:list-item>
                <text:list text:style-name="a604">
                  <text:list-item>
                    <text:p text:style-name="a603" text:class-names="" text:cond-style-name=""><text:span text:style-name="a602" text:class-names="">IPIA Audit</text:span></text:p>
                  </text:list-item>
                </text:list>
              </text:list-item>
            </text:list>
            <text:list text:style-name="a607">
              <text:list-item>
                <text:list text:style-name="a607">
                  <text:list-item>
                    <text:p text:style-name="a606" text:class-names="" text:cond-style-name=""><text:span text:style-name="a605" text:class-names="">A-123 Audit</text:span></text:p>
                  </text:list-item>
                </text:list>
              </text:list-item>
            </text:list>
            <text:list text:style-name="a610">
              <text:list-item>
                <text:list text:style-name="a610">
                  <text:list-item>
                    <text:p text:style-name="a609" text:class-names="" text:cond-style-name=""><text:span text:style-name="a608" text:class-names="">OIG Cost Share Audit</text:span></text:p>
                  </text:list-item>
                </text:list>
              </text:list-item>
            </text:list>
            <text:list text:style-name="a613">
              <text:list-item>
                <text:p text:style-name="a612" text:class-names="" text:cond-style-name=""><text:span text:style-name="a611" text:class-names="">Trespass Fires</text:span></text:p>
              </text:list-item>
            </text:list>
            <text:list text:style-name="a616">
              <text:list-item>
                <text:list text:style-name="a616">
                  <text:list-item>
                    <text:p text:style-name="a615" text:class-names="" text:cond-style-name=""><text:span text:style-name="a614" text:class-names="">Total Trespass Fire Documentation Requests - 13<text:s text:c="1"/></text:span></text:p>
                  </text:list-item>
                </text:list>
              </text:list-item>
            </text:list>
            <text:list text:style-name="a619">
              <text:list-item>
                <text:p text:style-name="a618" text:class-names="" text:cond-style-name=""><text:span text:style-name="a617" text:class-names=""/></text:p>
              </text:list-item>
            </text:list>
          </draw:text-box>
          <svg:title/>
          <svg:desc/>
        </draw:frame>
      </draw:page>
      <draw:page draw:name="Slide12" draw:style-name="a622" draw:master-page-name="Master1-Layout2-obj-Titre-et-contenu" presentation:presentation-page-layout-name="Master1-PPL2" draw:id="Slide-267">
        <draw:frame draw:id="id81" presentation:style-name="a625" draw:name="Titre 1" svg:x="2.57813in" svg:y="0.30035in" svg:width="6.92187in" svg:height="1.25in" presentation:class="title" presentation:placeholder="false">
          <draw:text-box>
            <text:p text:style-name="a624" text:class-names="" text:cond-style-name=""><text:span text:style-name="a623" text:class-names="">Role of Incident Finance</text:span></text:p>
          </draw:text-box>
          <svg:title/>
          <svg:desc/>
        </draw:frame>
        <draw:frame draw:id="id82" presentation:style-name="a629" draw:name="Espace réservé du contenu 2" svg:x="2.57813in" svg:y="1.70253in" svg:width="6.92187in" svg:height="5.40685in" presentation:class="outline" presentation:placeholder="false">
          <draw:text-box>
            <text:list text:style-name="a628">
              <text:list-item>
                <text:p text:style-name="a627" text:class-names="" text:cond-style-name=""><text:span text:style-name="a626" text:class-names="">To manage and provide oversight to the finance operations of the Forest Service, related to incidents. <text:s text:c="1"/>The key component of this mission is the prompt payment of firefighting resources including contractors and casual pay hires, to allow resources to remain available for the protection of life and property in our National Forests.</text:span></text:p>
              </text:list-item>
            </text:list>
          </draw:text-box>
          <svg:title/>
          <svg:desc/>
        </draw:frame>
      </draw:page>
      <draw:page draw:name="Slide3" draw:style-name="a631" draw:master-page-name="Master1-Layout2-obj-Titre-et-contenu" presentation:presentation-page-layout-name="Master1-PPL2" draw:id="Slide-258">
        <draw:frame draw:id="id83" presentation:style-name="a634" draw:name="Titre 1" svg:x="2.57813in" svg:y="0.30035in" svg:width="6.92187in" svg:height="1.25in" presentation:class="title" presentation:placeholder="false">
          <draw:text-box>
            <text:p text:style-name="a633" text:class-names="" text:cond-style-name=""><text:span text:style-name="a632" text:class-names="">Role of Incident Finance</text:span></text:p>
          </draw:text-box>
          <svg:title/>
          <svg:desc/>
        </draw:frame>
        <draw:frame draw:id="id84" presentation:style-name="a653" draw:name="Espace réservé du contenu 2" svg:x="2.57813in" svg:y="2.15972in" svg:width="6.92187in" svg:height="4.94965in" presentation:class="outline" presentation:placeholder="false">
          <draw:text-box>
            <text:list text:style-name="a637">
              <text:list-item>
                <text:p text:style-name="a636" text:class-names="" text:cond-style-name=""><text:span text:style-name="a635" text:class-names="">Provide Support to the following:</text:span></text:p>
              </text:list-item>
            </text:list>
            <text:list text:style-name="a640">
              <text:list-item>
                <text:list text:style-name="a640">
                  <text:list-item>
                    <text:p text:style-name="a639" text:class-names="" text:cond-style-name=""><text:span text:style-name="a638" text:class-names="">FSCs, PROCs, and COST positions on IMTs</text:span></text:p>
                  </text:list-item>
                </text:list>
              </text:list-item>
            </text:list>
            <text:list text:style-name="a643">
              <text:list-item>
                <text:list text:style-name="a643">
                  <text:list-item>
                    <text:p text:style-name="a642" text:class-names="" text:cond-style-name=""><text:span text:style-name="a641" text:class-names="">Incident Administrative Coordinators/Incident Business Specialists</text:span></text:p>
                  </text:list-item>
                </text:list>
              </text:list-item>
            </text:list>
            <text:list text:style-name="a646">
              <text:list-item>
                <text:list text:style-name="a646">
                  <text:list-item>
                    <text:p text:style-name="a645" text:class-names="" text:cond-style-name=""><text:span text:style-name="a644" text:class-names="">WO SPBA (Strategic Planning and Budget Analysis)</text:span></text:p>
                  </text:list-item>
                </text:list>
              </text:list-item>
            </text:list>
            <text:list text:style-name="a649">
              <text:list-item>
                <text:list text:style-name="a649">
                  <text:list-item>
                    <text:p text:style-name="a648" text:class-names="" text:cond-style-name=""><text:span text:style-name="a647" text:class-names="">WO F&amp;AM</text:span></text:p>
                  </text:list-item>
                </text:list>
              </text:list-item>
            </text:list>
            <text:list text:style-name="a652">
              <text:list-item>
                <text:list text:style-name="a652">
                  <text:list-item>
                    <text:p text:style-name="a651" text:class-names="" text:cond-style-name=""><text:span text:style-name="a650" text:class-names="">WO AQM</text:span></text:p>
                  </text:list-item>
                </text:list>
              </text:list-item>
            </text:list>
          </draw:text-box>
          <svg:title/>
          <svg:desc/>
        </draw:frame>
      </draw:page>
      <draw:page draw:name="Slide13" draw:style-name="a655" draw:master-page-name="Master1-Layout2-obj-Titre-et-contenu" presentation:presentation-page-layout-name="Master1-PPL2" draw:id="Slide-268">
        <draw:frame draw:id="id85" presentation:style-name="a658" draw:name="Titre 1" svg:x="0.59006in" svg:y="0.30035in" svg:width="8.90994in" svg:height="1.25in" presentation:class="title" presentation:placeholder="false">
          <draw:text-box>
            <text:p text:style-name="a657" text:class-names="" text:cond-style-name=""><text:span text:style-name="a656" text:class-names="">Fire Season 2012 Observations</text:span></text:p>
          </draw:text-box>
          <svg:title/>
          <svg:desc/>
        </draw:frame>
        <draw:frame draw:id="id86" presentation:style-name="a680" draw:name="Espace réservé du contenu 2" svg:x="2.55878in" svg:y="1.54503in" svg:width="6.92187in" svg:height="5.26465in" presentation:class="outline" presentation:placeholder="false">
          <draw:text-box>
            <text:list text:style-name="a661">
              <text:list-item>
                <text:p text:style-name="a660" text:class-names="" text:cond-style-name=""><text:span text:style-name="a659" text:class-names="">Contracting Officer/AQM Issues</text:span></text:p>
              </text:list-item>
            </text:list>
            <text:list text:style-name="a664">
              <text:list-item>
                <text:list text:style-name="a664">
                  <text:list-item>
                    <text:p text:style-name="a663" text:class-names="" text:cond-style-name=""><text:span text:style-name="a662" text:class-names="">Equipment utilized not covered under contracts/agreements.</text:span></text:p>
                  </text:list-item>
                </text:list>
              </text:list-item>
            </text:list>
            <text:list text:style-name="a667">
              <text:list-item>
                <text:list text:style-name="a667">
                  <text:list-item>
                    <text:p text:style-name="a666" text:class-names="" text:cond-style-name=""><text:span text:style-name="a665" text:class-names="">Equipment listed on contracts/agreements do not include unique identifer such as type, VIN, serial number, etc.</text:span></text:p>
                  </text:list-item>
                </text:list>
              </text:list-item>
            </text:list>
            <text:list text:style-name="a670">
              <text:list-item>
                <text:list text:style-name="a670">
                  <text:list-item>
                    <text:p text:style-name="a669" text:class-names="" text:cond-style-name=""><text:span text:style-name="a668" text:class-names="">Vendor CCR/SAM invalid or expired.</text:span></text:p>
                  </text:list-item>
                </text:list>
              </text:list-item>
            </text:list>
            <text:list text:style-name="a673">
              <text:list-item>
                <text:list text:style-name="a673">
                  <text:list-item>
                    <text:p text:style-name="a672" text:class-names="" text:cond-style-name=""><text:span text:style-name="a671" text:class-names="">Vendor Code Information Worksheet not provided for Emergency Equipment Rental Agreement Incident Only (OF-294) and Emergency Facilities &amp; Land Use Agreements.</text:span></text:p>
                  </text:list-item>
                </text:list>
              </text:list-item>
            </text:list>
            <text:list text:style-name="a676">
              <text:list-item>
                <text:list text:style-name="a676">
                  <text:list-item>
                    <text:p text:style-name="a675" text:class-names="" text:cond-style-name=""><text:span text:style-name="a674" text:class-names="">AVID not up to date</text:span></text:p>
                  </text:list-item>
                </text:list>
              </text:list-item>
            </text:list>
            <text:list text:style-name="a679">
              <text:list-item>
                <text:list text:style-name="a679">
                  <text:list-item>
                    <text:p text:style-name="a678" text:class-names="" text:cond-style-name=""><text:span text:style-name="a677" text:class-names="">USDA AGAR Contract numbering not followed (EERAs and Land Use Agreements)</text:span></text:p>
                  </text:list-item>
                </text:list>
              </text:list-item>
            </text:list>
          </draw:text-box>
          <svg:title/>
          <svg:desc/>
        </draw:frame>
      </draw:page>
      <draw:page draw:name="Slide14" draw:style-name="a682" draw:master-page-name="Master1-Layout2-obj-Titre-et-contenu" presentation:presentation-page-layout-name="Master1-PPL2" draw:id="Slide-269">
        <draw:frame draw:id="id87" presentation:style-name="a685" draw:name="Titre 1" svg:x="1.37755in" svg:y="0.30035in" svg:width="8.12245in" svg:height="1.08719in" presentation:class="title" presentation:placeholder="false">
          <draw:text-box>
            <text:p text:style-name="a684" text:class-names="" text:cond-style-name=""><text:span text:style-name="a683" text:class-names="">Fire Season 2012 Observations</text:span></text:p>
          </draw:text-box>
          <svg:title/>
          <svg:desc/>
        </draw:frame>
        <draw:frame draw:id="id88" presentation:style-name="a710" draw:name="Espace réservé du contenu 2" svg:x="2.55878in" svg:y="1.20359in" svg:width="6.92187in" svg:height="6.29991in" presentation:class="outline" presentation:placeholder="false">
          <draw:text-box>
            <text:list text:style-name="a688">
              <text:list-item>
                <text:p text:style-name="a687" text:class-names="" text:cond-style-name=""><text:span text:style-name="a686" text:class-names="">Incident Management Team Issues</text:span></text:p>
              </text:list-item>
            </text:list>
            <text:list text:style-name="a691">
              <text:list-item>
                <text:list text:style-name="a691">
                  <text:list-item>
                    <text:p text:style-name="a690" text:class-names="" text:cond-style-name=""><text:span text:style-name="a689" text:class-names="">I-Suite OF-286 does not match attached hard copy contract/rental agreement.</text:span></text:p>
                  </text:list-item>
                </text:list>
              </text:list-item>
            </text:list>
            <text:list text:style-name="a694">
              <text:list-item>
                <text:list text:style-name="a694">
                  <text:list-item>
                    <text:p text:style-name="a693" text:class-names="" text:cond-style-name=""><text:span text:style-name="a692" text:class-names="">Vendor not providing copy of contract/rental agreement at time of check-in.</text:span></text:p>
                  </text:list-item>
                </text:list>
              </text:list-item>
            </text:list>
            <text:list text:style-name="a697">
              <text:list-item>
                <text:list text:style-name="a697">
                  <text:list-item>
                    <text:p text:style-name="a696" text:class-names="" text:cond-style-name=""><text:span text:style-name="a695" text:class-names="">Rate paid and/or equipment utilized is not covered on contract/rental agreement.</text:span></text:p>
                  </text:list-item>
                </text:list>
              </text:list-item>
            </text:list>
            <text:list text:style-name="a700">
              <text:list-item>
                <text:list text:style-name="a700">
                  <text:list-item>
                    <text:p text:style-name="a699" text:class-names="" text:cond-style-name=""><text:span text:style-name="a698" text:class-names="">Not validating information</text:span></text:p>
                  </text:list-item>
                </text:list>
              </text:list-item>
            </text:list>
            <text:list text:style-name="a703">
              <text:list-item>
                <text:list text:style-name="a703">
                  <text:list-item>
                    <text:p text:style-name="a702" text:class-names="" text:cond-style-name=""><text:span text:style-name="a701" text:class-names="">Invoices not reviewed prior to vendor sign-off</text:span></text:p>
                  </text:list-item>
                </text:list>
              </text:list-item>
            </text:list>
            <text:list text:style-name="a706">
              <text:list-item>
                <text:list text:style-name="a706">
                  <text:list-item>
                    <text:p text:style-name="a705" text:class-names="" text:cond-style-name=""><text:span text:style-name="a704" text:class-names="">Not updating invoices for fuel/oil issues in a timely manner.</text:span></text:p>
                  </text:list-item>
                </text:list>
              </text:list-item>
            </text:list>
            <text:list text:style-name="a709">
              <text:list-item>
                <text:list text:style-name="a709">
                  <text:list-item>
                    <text:p text:style-name="a708" text:class-names="" text:cond-style-name=""><text:span text:style-name="a707" text:class-names="">Disposition of financial records at the Incident not filed in a timely manner and not with the appropriate source documentation (i.e., fuel/oil issues not filed with equipment in the equipment folder, additional supporting documentation not filed with equipment folders, etc.)</text:span></text:p>
                  </text:list-item>
                </text:list>
              </text:list-item>
            </text:list>
          </draw:text-box>
          <svg:title/>
          <svg:desc/>
        </draw:frame>
      </draw:page>
      <draw:page draw:name="Slide15" draw:style-name="a712" draw:master-page-name="Master1-Layout2-obj-Titre-et-contenu" presentation:presentation-page-layout-name="Master1-PPL2" draw:id="Slide-270">
        <draw:frame draw:id="id89" presentation:style-name="a715" draw:name="Titre 1" svg:x="0.82631in" svg:y="0.30035in" svg:width="8.67369in" svg:height="1.25in" presentation:class="title" presentation:placeholder="false">
          <draw:text-box>
            <text:p text:style-name="a714" text:class-names="" text:cond-style-name=""><text:span text:style-name="a713" text:class-names="">Fire Season 2012 Observations</text:span></text:p>
          </draw:text-box>
          <svg:title/>
          <svg:desc/>
        </draw:frame>
        <draw:frame draw:id="id90" presentation:style-name="a734" draw:name="Espace réservé du contenu 2" svg:x="2.55878in" svg:y="1.20898in" svg:width="6.92187in" svg:height="6.29991in" presentation:class="outline" presentation:placeholder="false">
          <draw:text-box>
            <text:list text:style-name="a718">
              <text:list-item>
                <text:p text:style-name="a717" text:class-names="" text:cond-style-name=""><text:span text:style-name="a716" text:class-names="">Invoice Processing Issues</text:span></text:p>
              </text:list-item>
            </text:list>
            <text:list text:style-name="a721">
              <text:list-item>
                <text:list text:style-name="a721">
                  <text:list-item>
                    <text:p text:style-name="a720" text:class-names="" text:cond-style-name=""><text:span text:style-name="a719" text:class-names="">Emergency Equipment Use Invoices, OF-286, are audited against contract/agreement; therefore, all charges must be authorized with the contract/rental agreement; i.e., special and/or double shift rates and additional operators/crews.</text:span></text:p>
                  </text:list-item>
                </text:list>
              </text:list-item>
            </text:list>
            <text:list text:style-name="a724">
              <text:list-item>
                <text:list text:style-name="a724">
                  <text:list-item>
                    <text:p text:style-name="a723" text:class-names="" text:cond-style-name=""><text:span text:style-name="a722" text:class-names="">Lump sum values entered as a daily total of equipment (mobile offices, tents, port-a-potties, hand washing stations, etc.) requires additional contact with IMT and/or IAC prior to payment.</text:span></text:p>
                  </text:list-item>
                </text:list>
              </text:list-item>
            </text:list>
            <text:list text:style-name="a727">
              <text:list-item>
                <text:list text:style-name="a727">
                  <text:list-item>
                    <text:p text:style-name="a726" text:class-names="" text:cond-style-name=""><text:span text:style-name="a725" text:class-names="">Invoices prepared based on a daily rate regardless of the time under hire of the contract/rental agreement work rates of daily, weekly, monthly. <text:s text:c="1"/>Should be adjusted with method of supply that is most advantageous to the government.</text:span></text:p>
                  </text:list-item>
                </text:list>
              </text:list-item>
            </text:list>
            <text:list text:style-name="a730">
              <text:list-item>
                <text:list text:style-name="a730">
                  <text:list-item>
                    <text:p text:style-name="a729" text:class-names="" text:cond-style-name=""><text:span text:style-name="a728" text:class-names="">No proration completed for inoperable equipment.</text:span></text:p>
                  </text:list-item>
                </text:list>
              </text:list-item>
            </text:list>
            <text:list text:style-name="a733">
              <text:list-item>
                <text:list text:style-name="a733">
                  <text:list-item>
                    <text:p text:style-name="a732" text:class-names="" text:cond-style-name=""><text:span text:style-name="a731" text:class-names="">No adjustment for one operator for heavy equipment and transport.</text:span></text:p>
                  </text:list-item>
                </text:list>
              </text:list-item>
            </text:list>
          </draw:text-box>
          <svg:title/>
          <svg:desc/>
        </draw:frame>
      </draw:page>
      <draw:page draw:name="Slide16" draw:style-name="a736" draw:master-page-name="Master1-Layout2-obj-Titre-et-contenu" presentation:presentation-page-layout-name="Master1-PPL2" draw:id="Slide-271">
        <draw:frame draw:id="id91" presentation:style-name="a739" draw:name="Titre 1" svg:x="0.66881in" svg:y="0.30035in" svg:width="8.83119in" svg:height="1.25in" presentation:class="title" presentation:placeholder="false">
          <draw:text-box>
            <text:p text:style-name="a738" text:class-names="" text:cond-style-name=""><text:span text:style-name="a737" text:class-names="">Fire Season 2012 Observations</text:span></text:p>
          </draw:text-box>
          <svg:title/>
          <svg:desc/>
        </draw:frame>
        <draw:frame draw:id="id92" presentation:style-name="a764" draw:name="Espace réservé du contenu 2" svg:x="2.55878in" svg:y="1.20898in" svg:width="6.92187in" svg:height="6.29991in" presentation:class="outline" presentation:placeholder="false">
          <draw:text-box>
            <text:list text:style-name="a742">
              <text:list-item>
                <text:p text:style-name="a741" text:class-names="" text:cond-style-name=""><text:span text:style-name="a740" text:class-names="">Invoice Processing Issues</text:span></text:p>
              </text:list-item>
            </text:list>
            <text:list text:style-name="a745">
              <text:list-item>
                <text:list text:style-name="a745">
                  <text:list-item>
                    <text:p text:style-name="a744" text:class-names="" text:cond-style-name=""><text:span text:style-name="a743" text:class-names="">A significant number of errors occurred related to first and last day; ½ daily rates. <text:s text:c="1"/>Contractors are submitting Shift Tickets with a start time that does NOT reflect the time they start travel. <text:s text:c="1"/>This is not being validated in the field. <text:s text:c="1"/>Resource Order « Assigned Date and Time » and Est. Time of Departure  » are not always accurate; therefore, the first and last days are resulting in errors.</text:span></text:p>
                  </text:list-item>
                </text:list>
              </text:list-item>
            </text:list>
            <text:list text:style-name="a748">
              <text:list-item>
                <text:list text:style-name="a748">
                  <text:list-item>
                    <text:p text:style-name="a747" text:class-names="" text:cond-style-name=""><text:span text:style-name="a746" text:class-names="">Mileage mathematical errors.</text:span></text:p>
                  </text:list-item>
                </text:list>
              </text:list-item>
            </text:list>
            <text:list text:style-name="a751">
              <text:list-item>
                <text:list text:style-name="a751">
                  <text:list-item>
                    <text:p text:style-name="a750" text:class-names="" text:cond-style-name=""><text:span text:style-name="a749" text:class-names="">Commercial Invoices – common ommissions:</text:span></text:p>
                  </text:list-item>
                </text:list>
              </text:list-item>
            </text:list>
            <text:list text:style-name="a754">
              <text:list-item>
                <text:list text:style-name="a754">
                  <text:list-item>
                    <text:list text:style-name="a754">
                      <text:list-item>
                        <text:p text:style-name="a753" text:class-names="" text:cond-style-name=""><text:span text:style-name="a752" text:class-names="">Date/Signature/Title of Receiving Official</text:span></text:p>
                      </text:list-item>
                    </text:list>
                  </text:list-item>
                </text:list>
              </text:list-item>
            </text:list>
            <text:list text:style-name="a757">
              <text:list-item>
                <text:list text:style-name="a757">
                  <text:list-item>
                    <text:list text:style-name="a757">
                      <text:list-item>
                        <text:p text:style-name="a756" text:class-names="" text:cond-style-name=""><text:span text:style-name="a755" text:class-names="">Job Code</text:span></text:p>
                      </text:list-item>
                    </text:list>
                  </text:list-item>
                </text:list>
              </text:list-item>
            </text:list>
            <text:list text:style-name="a760">
              <text:list-item>
                <text:list text:style-name="a760">
                  <text:list-item>
                    <text:list text:style-name="a760">
                      <text:list-item>
                        <text:p text:style-name="a759" text:class-names="" text:cond-style-name=""><text:span text:style-name="a758" text:class-names="">Contract/Rental Agreement Number</text:span></text:p>
                      </text:list-item>
                    </text:list>
                  </text:list-item>
                </text:list>
              </text:list-item>
            </text:list>
            <text:list text:style-name="a763">
              <text:list-item>
                <text:list text:style-name="a763">
                  <text:list-item>
                    <text:list text:style-name="a763">
                      <text:list-item>
                        <text:p text:style-name="a762" text:class-names="" text:cond-style-name=""><text:span text:style-name="a761" text:class-names="">Resource Order Number</text:span></text:p>
                      </text:list-item>
                    </text:list>
                  </text:list-item>
                </text:list>
              </text:list-item>
            </text:list>
          </draw:text-box>
          <svg:title/>
          <svg:desc/>
        </draw:frame>
      </draw:page>
      <draw:page draw:name="Slide17" draw:style-name="a766" draw:master-page-name="Master1-Layout2-obj-Titre-et-contenu" presentation:presentation-page-layout-name="Master1-PPL2" draw:id="Slide-272">
        <draw:frame draw:id="id93" presentation:style-name="a769" draw:name="Titre 1" svg:x="2.24379in" svg:y="0.30035in" svg:width="7.25621in" svg:height="1.25in" presentation:class="title" presentation:placeholder="false">
          <draw:text-box>
            <text:p text:style-name="a768" text:class-names="" text:cond-style-name=""><text:span text:style-name="a767" text:class-names="">2013 Payment Direction</text:span></text:p>
          </draw:text-box>
          <svg:title/>
          <svg:desc/>
        </draw:frame>
        <draw:frame draw:id="id94" presentation:style-name="a778" draw:name="Espace réservé du contenu 2" svg:x="2.55878in" svg:y="1.20898in" svg:width="6.92187in" svg:height="6.29991in" presentation:class="outline" presentation:placeholder="false">
          <draw:text-box>
            <text:list text:style-name="a774">
              <text:list-item>
                <text:p text:style-name="a773" text:class-names="" text:cond-style-name=""><text:span text:style-name="a770" text:class-names="">Calendar Year 2013 Payment Direction is avaialble at the following website: <text:s text:c="1"/></text:span><text:span text:style-name="a771" text:class-names=""><text:a xlink:href="http://www.fs.fed.us/fire/ibp/acquisition/acquisition.html" text:style-name="" text:visited-style-name="">http://www.fs.fed.us/fire/ibp/acquisition/acquisition.html</text:a></text:span><text:span text:style-name="a772" text:class-names=""/></text:p>
              </text:list-item>
            </text:list>
            <text:list text:style-name="a777">
              <text:list-item>
                <text:p text:style-name="a776" text:class-names="" text:cond-style-name=""><text:span text:style-name="a775" text:class-names="">Attachment I of this direction contains a certification from the unit submitting OF-286 payments as follows: <text:s text:c="1"/>« As Reviewing Official, I certify the accuracy, appropriateness and legality for payment of the enclosed OF-286(s). »</text:span></text:p>
              </text:list-item>
            </text:list>
          </draw:text-box>
          <svg:title/>
          <svg:desc/>
        </draw:frame>
      </draw:page>
      <draw:page draw:name="Slide18" draw:style-name="a780" draw:master-page-name="Master1-Layout2-obj-Titre-et-contenu" presentation:presentation-page-layout-name="Master1-PPL2" draw:id="Slide-273">
        <draw:frame draw:id="id95" presentation:style-name="a783" draw:name="Titre 1" svg:x="2.24379in" svg:y="0.2063in" svg:width="7.25621in" svg:height="0.78749in" presentation:class="title" presentation:placeholder="false">
          <draw:text-box>
            <text:p text:style-name="a782" text:class-names="" text:cond-style-name=""><text:span text:style-name="a781" text:class-names="">Points to Remember</text:span></text:p>
          </draw:text-box>
          <svg:title/>
          <svg:desc/>
        </draw:frame>
        <draw:frame draw:id="id96" presentation:style-name="a814" draw:name="Espace réservé du contenu 2" svg:x="2.55878in" svg:y="1.20898in" svg:width="6.92187in" svg:height="6.29991in" presentation:class="outline" presentation:placeholder="false">
          <draw:text-box>
            <text:list text:style-name="a786">
              <text:list-item>
                <text:p text:style-name="a785" text:class-names="" text:cond-style-name=""><text:span text:style-name="a784" text:class-names="">Prior to contract/rental agreement award – confirm Vendor is registered and current in SAM. <text:s text:c="1"/>Inform Vendor that the Name and TIN in SAM must match verbatim to their IRS registration.</text:span></text:p>
              </text:list-item>
            </text:list>
            <text:list text:style-name="a789">
              <text:list-item>
                <text:p text:style-name="a788" text:class-names="" text:cond-style-name=""><text:span text:style-name="a787" text:class-names="">Document payment decisions at the incident.</text:span></text:p>
              </text:list-item>
            </text:list>
            <text:list text:style-name="a792">
              <text:list-item>
                <text:p text:style-name="a791" text:class-names="" text:cond-style-name=""><text:span text:style-name="a790" text:class-names="">Review OF-286 prior to vendor signature.</text:span></text:p>
              </text:list-item>
            </text:list>
            <text:list text:style-name="a795">
              <text:list-item>
                <text:list text:style-name="a795">
                  <text:list-item>
                    <text:p text:style-name="a794" text:class-names="" text:cond-style-name=""><text:span text:style-name="a793" text:class-names="">Agreement</text:span></text:p>
                  </text:list-item>
                </text:list>
              </text:list-item>
            </text:list>
            <text:list text:style-name="a798">
              <text:list-item>
                <text:list text:style-name="a798">
                  <text:list-item>
                    <text:list text:style-name="a798">
                      <text:list-item>
                        <text:p text:style-name="a797" text:class-names="" text:cond-style-name=""><text:span text:style-name="a796" text:class-names="">Number</text:span></text:p>
                      </text:list-item>
                    </text:list>
                  </text:list-item>
                </text:list>
              </text:list-item>
            </text:list>
            <text:list text:style-name="a801">
              <text:list-item>
                <text:list text:style-name="a801">
                  <text:list-item>
                    <text:list text:style-name="a801">
                      <text:list-item>
                        <text:p text:style-name="a800" text:class-names="" text:cond-style-name=""><text:span text:style-name="a799" text:class-names="">Dates of Agreement (beginning/ending)</text:span></text:p>
                      </text:list-item>
                    </text:list>
                  </text:list-item>
                </text:list>
              </text:list-item>
            </text:list>
            <text:list text:style-name="a804">
              <text:list-item>
                <text:list text:style-name="a804">
                  <text:list-item>
                    <text:p text:style-name="a803" text:class-names="" text:cond-style-name=""><text:span text:style-name="a802" text:class-names="">Vendor Name and Address</text:span></text:p>
                  </text:list-item>
                </text:list>
              </text:list-item>
            </text:list>
            <text:list text:style-name="a807">
              <text:list-item>
                <text:list text:style-name="a807">
                  <text:list-item>
                    <text:list text:style-name="a807">
                      <text:list-item>
                        <text:p text:style-name="a806" text:class-names="" text:cond-style-name=""><text:span text:style-name="a805" text:class-names="">Does it match the agreement that matches IRS?</text:span></text:p>
                      </text:list-item>
                    </text:list>
                  </text:list-item>
                </text:list>
              </text:list-item>
            </text:list>
            <text:list text:style-name="a810">
              <text:list-item>
                <text:list text:style-name="a810">
                  <text:list-item>
                    <text:p text:style-name="a809" text:class-names="" text:cond-style-name=""><text:span text:style-name="a808" text:class-names="">Date of Hire and Time of Hire</text:span></text:p>
                  </text:list-item>
                </text:list>
              </text:list-item>
            </text:list>
            <text:list text:style-name="a813">
              <text:list-item>
                <text:list text:style-name="a813">
                  <text:list-item>
                    <text:p text:style-name="a812" text:class-names="" text:cond-style-name=""><text:span text:style-name="a811" text:class-names="">Ensure Incident Only acquisition instruments are complete and valid with agreement number, dates and signatures.</text:span></text:p>
                  </text:list-item>
                </text:list>
              </text:list-item>
            </text:list>
          </draw:text-box>
          <svg:title/>
          <svg:desc/>
        </draw:frame>
      </draw:page>
      <draw:page draw:name="Slide19" draw:style-name="a816" draw:master-page-name="Master1-Layout2-obj-Titre-et-contenu" presentation:presentation-page-layout-name="Master1-PPL2" draw:id="Slide-274">
        <draw:frame draw:id="id97" presentation:style-name="a819" draw:name="Titre 1" svg:x="2.24379in" svg:y="0.30035in" svg:width="7.25621in" svg:height="1.25in" presentation:class="title" presentation:placeholder="false">
          <draw:text-box>
            <text:p text:style-name="a818" text:class-names="" text:cond-style-name=""><text:span text:style-name="a817" text:class-names="">Points to Remember</text:span></text:p>
          </draw:text-box>
          <svg:title/>
          <svg:desc/>
        </draw:frame>
        <draw:frame draw:id="id98" presentation:style-name="a828" draw:name="Espace réservé du contenu 2" svg:x="2.55878in" svg:y="1.20898in" svg:width="6.92187in" svg:height="6.29991in" presentation:class="outline" presentation:placeholder="false">
          <draw:text-box>
            <text:list text:style-name="a824">
              <text:list-item>
                <text:p text:style-name="a823" text:class-names="" text:cond-style-name=""><text:span text:style-name="a820" text:class-names="">Vendor Code Information Worksheet, FS-6500-231, should be completed for all new vendors and incident only vendors and submitted to Incident Finance with the invoice and agreement to 866-816-9532 or email to<text:s text:c="1"/></text:span><text:span text:style-name="a821" text:class-names=""><text:a xlink:href="mailto:FS-asc_ipc@fs.fed.us" text:style-name="" text:visited-style-name="">FS-asc_ipc@fs.fed.us</text:a></text:span><text:span text:style-name="a822" text:class-names="">.</text:span></text:p>
              </text:list-item>
            </text:list>
            <text:list text:style-name="a827">
              <text:list-item>
                <text:p text:style-name="a826" text:class-names="" text:cond-style-name=""><text:span text:style-name="a825" text:class-names="">Edits to invoices post Vendor and Government Receiving Official signature need to be adjudicated by a Contracting Officer and documented as a bi-lateral settlement agreement or a Contracting Officer’s Finding and Determination pursuant to the Contract Disputes Act (CDA). <text:s text:c="1"/>The Contracting Officer has the responsibility to notify the vendor regarding the D&amp;F.</text:span></text:p>
              </text:list-item>
            </text:list>
          </draw:text-box>
          <svg:title/>
          <svg:desc/>
        </draw:frame>
      </draw:page>
      <draw:page draw:name="Slide20" draw:style-name="a830" draw:master-page-name="Master1-Layout2-obj-Titre-et-contenu" presentation:presentation-page-layout-name="Master1-PPL2" draw:id="Slide-275">
        <draw:frame draw:id="id99" presentation:style-name="a833" draw:name="Titre 1" svg:x="2.24379in" svg:y="0.30035in" svg:width="7.25621in" svg:height="1.25in" presentation:class="title" presentation:placeholder="false">
          <draw:text-box>
            <text:p text:style-name="a832" text:class-names="" text:cond-style-name=""><text:span text:style-name="a831" text:class-names="">Questions and Answers</text:span></text:p>
          </draw:text-box>
          <svg:title/>
          <svg:desc/>
        </draw:frame>
        <draw:frame draw:id="id100" presentation:style-name="a841" draw:name="Espace réservé du contenu 2" svg:x="2.55878in" svg:y="1.20898in" svg:width="6.92187in" svg:height="6.29991in" presentation:class="outline" presentation:placeholder="false">
          <draw:text-box>
            <text:list text:style-name="a837">
              <text:list-item>
                <text:p text:style-name="a836" text:class-names="" text:cond-style-name=""><text:span text:style-name="a834" text:class-names=""><text:a xlink:href="mailto:FS-asc_ipc@fs.fed.us" text:style-name="" text:visited-style-name="">FS-asc_ipc@fs.fed.us</text:a></text:span><text:span text:style-name="a835" text:class-names=""/></text:p>
              </text:list-item>
            </text:list>
            <text:list text:style-name="a840">
              <text:list-item>
                <text:p text:style-name="a839" text:class-names="" text:cond-style-name=""><text:span text:style-name="a83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re et contenu">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Titre de section">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Deux contenus">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a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re seul">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Vide">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u avec légende">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Image avec légende">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re et texte vertical">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Titre vertical et texte">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default-style style:family="graphic">
      <style:graphic-properties draw:fill="solid" draw:fill-color="#4f81bd" draw:opacity="100%" draw:stroke="solid" svg:stroke-width="0.02778in" svg:stroke-color="#385d8a" svg:stroke-opacity="100%"/>
    </style:default-style>
    <draw:fill-image draw:name="a711" xlink:href="media/image1.jpeg" xlink:show="embed" xlink:actuate="onLoad"/>
    <draw:fill-image draw:name="a654" xlink:href="media/image1.jpeg" xlink:show="embed" xlink:actuate="onLoad"/>
    <draw:fill-image draw:name="a424" xlink:href="media/image2.jpeg" xlink:show="embed" xlink:actuate="onLoad"/>
    <draw:fill-image draw:name="a367" xlink:href="media/image3.jpeg" xlink:show="embed" xlink:actuate="onLoad"/>
    <draw:fill-image draw:name="a621" xlink:href="media/image1.jpeg" xlink:show="embed" xlink:actuate="onLoad"/>
    <draw:fill-image draw:name="a765" xlink:href="media/image1.jpeg" xlink:show="embed" xlink:actuate="onLoad"/>
    <draw:fill-image draw:name="a735" xlink:href="media/image1.jpeg" xlink:show="embed" xlink:actuate="onLoad"/>
    <draw:fill-image draw:name="a829" xlink:href="media/image1.jpeg" xlink:show="embed" xlink:actuate="onLoad"/>
    <draw:fill-image draw:name="a447" xlink:href="media/image2.jpeg" xlink:show="embed" xlink:actuate="onLoad"/>
    <draw:fill-image draw:name="a555" xlink:href="media/image2.jpeg" xlink:show="embed" xlink:actuate="onLoad"/>
    <draw:fill-image draw:name="a522" xlink:href="media/image2.jpeg" xlink:show="embed" xlink:actuate="onLoad"/>
    <draw:fill-image draw:name="a815" xlink:href="media/image1.jpeg" xlink:show="embed" xlink:actuate="onLoad"/>
    <draw:fill-image draw:name="a375" xlink:href="media/image1.jpeg" xlink:show="embed" xlink:actuate="onLoad"/>
    <draw:fill-image draw:name="a630" xlink:href="media/image1.jpeg" xlink:show="embed" xlink:actuate="onLoad"/>
    <draw:fill-image draw:name="a400" xlink:href="media/image2.jpeg" xlink:show="embed" xlink:actuate="onLoad"/>
    <draw:fill-image draw:name="a681" xlink:href="media/image1.jpeg" xlink:show="embed" xlink:actuate="onLoad"/>
    <draw:fill-image draw:name="a486" xlink:href="media/image2.jpeg" xlink:show="embed" xlink:actuate="onLoad"/>
    <draw:fill-image draw:name="a591" xlink:href="media/image2.jpeg" xlink:show="embed" xlink:actuate="onLoad"/>
    <draw:fill-image draw:name="a779" xlink:href="media/image1.jpeg" xlink:show="embed" xlink:actuate="onLoad"/>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4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2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9">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fr" fo:country="C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fr"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6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9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9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6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14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9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5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2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5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8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25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3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18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7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3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11">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5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17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3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5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1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2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7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24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31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5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12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16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12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16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34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11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168">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34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71">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text:list-style style:name="a30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125in" text:min-label-width="0.375in"/>
        <style:text-properties fo:font-family="Arial" fo:font-size="100%"/>
      </text:list-level-style-bullet>
      <text:list-level-style-bullet text:level="7" text:bullet-char="•">
        <style:list-level-properties text:space-before="2.625in" text:min-label-width="0.375in"/>
        <style:text-properties fo:font-family="Arial" fo:font-size="100%"/>
      </text:list-level-style-bullet>
      <text:list-level-style-bullet text:level="8" text:bullet-char="•">
        <style:list-level-properties text:space-before="3.125in" text:min-label-width="0.375in"/>
        <style:text-properties fo:font-family="Arial" fo:font-size="100%"/>
      </text:list-level-style-bullet>
      <text:list-level-style-bullet text:level="9" text:bullet-char="•">
        <style:list-level-properties text:space-before="3.625in" text:min-label-width="0.375in"/>
        <style:text-properties fo:font-family="Arial" fo:font-size="100%"/>
      </text:list-level-style-bullet>
    </text:list-style>
    <text:list-style style:name="a11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1875in" text:min-label-width="0.3125in"/>
        <style:text-properties fo:font-family="Arial" fo:font-size="100%"/>
      </text:list-level-style-bullet>
      <text:list-level-style-bullet text:level="7" text:bullet-char="–">
        <style:list-level-properties text:space-before="2.6875in" text:min-label-width="0.3125in"/>
        <style:text-properties fo:font-family="Arial" fo:font-size="100%"/>
      </text:list-level-style-bullet>
      <text:list-level-style-bullet text:level="8" text:bullet-char="–">
        <style:list-level-properties text:space-before="3.1875in" text:min-label-width="0.3125in"/>
        <style:text-properties fo:font-family="Arial" fo:font-size="100%"/>
      </text:list-level-style-bullet>
      <text:list-level-style-bullet text:level="9" text:bullet-char="–">
        <style:list-level-properties text:space-before="3.6875in" text:min-label-width="0.3125in"/>
        <style:text-properties fo:font-family="Arial" fo:font-size="100%"/>
      </text:list-level-style-bullet>
    </text:list-style>
    <text:list-style style:name="a34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25in" text:min-label-width="0.25in"/>
        <style:text-properties fo:font-family="Arial" fo:font-size="100%"/>
      </text:list-level-style-bullet>
      <text:list-level-style-bullet text:level="7" text:bullet-char="•">
        <style:list-level-properties text:space-before="2.75in" text:min-label-width="0.25in"/>
        <style:text-properties fo:font-family="Arial" fo:font-size="100%"/>
      </text:list-level-style-bullet>
      <text:list-level-style-bullet text:level="8" text:bullet-char="•">
        <style:list-level-properties text:space-before="3.25in" text:min-label-width="0.25in"/>
        <style:text-properties fo:font-family="Arial" fo:font-size="100%"/>
      </text:list-level-style-bullet>
      <text:list-level-style-bullet text:level="9" text:bullet-char="•">
        <style:list-level-properties text:space-before="3.75in" text:min-label-width="0.25in"/>
        <style:text-properties fo:font-family="Arial" fo:font-size="100%"/>
      </text:list-level-style-bullet>
    </text:list-style>
    <number:date-style xmlns:number="urn:oasis:names:tc:opendocument:xmlns:datastyle:1.0" style:name="a2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68" style:page-layout-name="pageLayout1" draw:style-name="a0">
      <draw:frame draw:id="id0" presentation:style-name="a3" draw:name="Espace réservé du titre 1" svg:x="0.5in" svg:y="0.30035in" svg:width="9in" svg:height="1.25in" presentation:class="title" presentation:placeholder="false">
        <draw:text-box>
          <text:p text:style-name="a2" text:class-names="" text:cond-style-name=""><text:span text:style-name="a1" text:class-names="">Cliquez pour modifier le style du titre</text:span></text:p>
        </draw:text-box>
        <svg:title/>
        <svg:desc/>
      </draw:frame>
      <draw:frame draw:id="id1" presentation:style-name="a19" draw:name="Espace réservé du texte 2" svg:x="0.5in" svg:y="1.75in" svg:width="9in" svg:height="4.94965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4" draw:name="Espace réservé de la date 3" svg:x="0.5in" svg:y="6.95139in" svg:width="2.33333in" svg:height="0.39931in" presentation:class="date-time" presentation:placeholder="false">
        <draw:text-box>
          <text:p text:style-name="a23" text:class-names="" text:cond-style-name=""><text:span text:style-name="a20" text:class-names=""><text:date text:fixed="false" style:data-style-name="a21">28/05/2013</text:date></text:span><text:span text:style-name="a22" text:class-names=""/></text:p>
        </draw:text-box>
        <svg:title/>
        <svg:desc/>
      </draw:frame>
      <draw:frame draw:id="id3" presentation:style-name="a27" draw:name="Espace réservé du pied de page 4" svg:x="3.41667in" svg:y="6.95139in" svg:width="3.16667in" svg:height="0.39931in" presentation:class="footer" presentation:placeholder="false">
        <draw:text-box>
          <text:p text:style-name="a26" text:class-names="" text:cond-style-name=""><text:span text:style-name="a25" text:class-names=""/></text:p>
        </draw:text-box>
        <svg:title/>
        <svg:desc/>
      </draw:frame>
      <draw:frame draw:id="id4" presentation:style-name="a30" draw:name="Espace réservé du numéro de diapositive 5" svg:x="7.16667in" svg:y="6.95139in" svg:width="2.33333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Diapositive-de-titre" style:page-layout-name="pageLayout1" draw:style-name="a31">
      <draw:frame draw:id="id5" presentation:style-name="a35" draw:name="Titre 1" svg:x="0.75in" svg:y="2.32986in" svg:width="8.5in" svg:height="1.60764in" presentation:class="title" presentation:placeholder="false">
        <draw:text-box>
          <text:p text:style-name="a34" text:class-names="" text:cond-style-name=""><text:span text:style-name="a32" text:class-names="">Cliquez pour modifier le style du titre</text:span><text:span text:style-name="a33" text:class-names=""/></text:p>
        </draw:text-box>
        <svg:title/>
        <svg:desc/>
      </draw:frame>
      <draw:frame draw:id="id6" presentation:style-name="a39" draw:name="Sous-titre 2" svg:x="1.5in" svg:y="4.25in" svg:width="7in" svg:height="1.91667in" presentation:class="subtitle" presentation:placeholder="false">
        <draw:text-box>
          <text:p text:style-name="a38" text:class-names="" text:cond-style-name=""><text:span text:style-name="a36" text:class-names="">Cliquez pour modifier le style des sous-titres du masque</text:span><text:span text:style-name="a37" text:class-names=""/></text:p>
        </draw:text-box>
        <svg:title/>
        <svg:desc/>
      </draw:frame>
      <draw:frame draw:id="id7" presentation:style-name="a44" draw:name="Espace réservé de la date 3" svg:x="0.5in" svg:y="6.95139in" svg:width="2.33333in" svg:height="0.39931in" presentation:class="date-time" presentation:placeholder="false">
        <draw:text-box>
          <text:p text:style-name="a43" text:class-names="" text:cond-style-name=""><text:span text:style-name="a40" text:class-names=""><text:date text:fixed="false" style:data-style-name="a41">28/05/2013</text:date></text:span><text:span text:style-name="a42" text:class-names=""/></text:p>
        </draw:text-box>
        <svg:title/>
        <svg:desc/>
      </draw:frame>
      <draw:frame draw:id="id8" presentation:style-name="a47" draw:name="Espace réservé du pied de page 4" svg:x="3.41667in" svg:y="6.95139in" svg:width="3.16667in" svg:height="0.39931in" presentation:class="footer" presentation:placeholder="false">
        <draw:text-box>
          <text:p text:style-name="a46" text:class-names="" text:cond-style-name=""><text:span text:style-name="a45" text:class-names=""/></text:p>
        </draw:text-box>
        <svg:title/>
        <svg:desc/>
      </draw:frame>
      <draw:frame draw:id="id9" presentation:style-name="a50" draw:name="Espace réservé du numéro de diapositive 5" svg:x="7.16667in" svg:y="6.95139in" svg:width="2.3333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re-et-contenu" style:page-layout-name="pageLayout1" draw:style-name="a51">
      <draw:frame draw:id="id10" presentation:style-name="a55" draw:name="Titre 1" svg:x="0.5in" svg:y="0.30035in" svg:width="9in" svg:height="1.25in" presentation:class="title" presentation:placeholder="false">
        <draw:text-box>
          <text:p text:style-name="a54" text:class-names="" text:cond-style-name=""><text:span text:style-name="a52" text:class-names="">Cliquez pour modifier le style du titre</text:span><text:span text:style-name="a53" text:class-names=""/></text:p>
        </draw:text-box>
        <svg:title/>
        <svg:desc/>
      </draw:frame>
      <draw:frame draw:id="id11" presentation:style-name="a72" draw:name="Espace réservé du contenu 2" svg:x="0.5in" svg:y="1.75in" svg:width="9in" svg:height="4.94965in" presentation:class="object" presentation:placeholder="false">
        <draw:text-box>
          <text:list text:style-name="a58">
            <text:list-item>
              <text:p text:style-name="a57" text:class-names="" text:cond-style-name=""><text:span text:style-name="a56" text:class-names="">Cliquez pour modifier les styles du texte du masque</text:span></text:p>
            </text:list-item>
          </text:list>
          <text:list text:style-name="a61">
            <text:list-item>
              <text:list text:style-name="a61">
                <text:list-item>
                  <text:p text:style-name="a60" text:class-names="" text:cond-style-name=""><text:span text:style-name="a59" text:class-names="">Deuxième niveau</text:span></text:p>
                </text:list-item>
              </text:list>
            </text:list-item>
          </text:list>
          <text:list text:style-name="a64">
            <text:list-item>
              <text:list text:style-name="a64">
                <text:list-item>
                  <text:list text:style-name="a64">
                    <text:list-item>
                      <text:p text:style-name="a63" text:class-names="" text:cond-style-name=""><text:span text:style-name="a62" text:class-names="">Troisième niveau</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Quatrième niveau</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Cinquième niveau</text:span><text:span text:style-name="a69" text:class-names=""/></text:p>
                            </text:list-item>
                          </text:list>
                        </text:list-item>
                      </text:list>
                    </text:list-item>
                  </text:list>
                </text:list-item>
              </text:list>
            </text:list-item>
          </text:list>
        </draw:text-box>
        <svg:title/>
        <svg:desc/>
      </draw:frame>
      <draw:frame draw:id="id12" presentation:style-name="a77" draw:name="Espace réservé de la date 3" svg:x="0.5in" svg:y="6.95139in" svg:width="2.33333in" svg:height="0.39931in" presentation:class="date-time" presentation:placeholder="false">
        <draw:text-box>
          <text:p text:style-name="a76" text:class-names="" text:cond-style-name=""><text:span text:style-name="a73" text:class-names=""><text:date text:fixed="false" style:data-style-name="a74">28/05/2013</text:date></text:span><text:span text:style-name="a75" text:class-names=""/></text:p>
        </draw:text-box>
        <svg:title/>
        <svg:desc/>
      </draw:frame>
      <draw:frame draw:id="id13" presentation:style-name="a80" draw:name="Espace réservé du pied de page 4" svg:x="3.41667in" svg:y="6.95139in" svg:width="3.16667in" svg:height="0.39931in" presentation:class="footer" presentation:placeholder="false">
        <draw:text-box>
          <text:p text:style-name="a79" text:class-names="" text:cond-style-name=""><text:span text:style-name="a78" text:class-names=""/></text:p>
        </draw:text-box>
        <svg:title/>
        <svg:desc/>
      </draw:frame>
      <draw:frame draw:id="id14" presentation:style-name="a83" draw:name="Espace réservé du numéro de diapositive 5" svg:x="7.16667in" svg:y="6.95139in" svg:width="2.33333in" svg:height="0.39931in" presentation:class="page-number" presentation:placeholder="false">
        <draw:text-box>
          <text:p text:style-name="a82" text:class-names="" text:cond-style-name=""><text:span text:style-name="a81" text:class-names=""><text:page-number style:num-format="1" text:fixed="false"/></text:span></text:p>
        </draw:text-box>
        <svg:title/>
        <svg:desc/>
      </draw:frame>
    </style:master-page>
    <style:master-page style:name="Master1-Layout3-secHead-Titre-de-section" style:page-layout-name="pageLayout1" draw:style-name="a84">
      <draw:frame draw:id="id15" presentation:style-name="a88" draw:name="Titre 1" svg:x="0.78993in" svg:y="4.81944in" svg:width="8.5in" svg:height="1.48958in" presentation:class="title" presentation:placeholder="false">
        <draw:text-box>
          <text:p text:style-name="a87" text:class-names="" text:cond-style-name=""><text:span text:style-name="a85" text:class-names="">Cliquez pour modifier le style du titre</text:span><text:span text:style-name="a86" text:class-names=""/></text:p>
        </draw:text-box>
        <svg:title/>
        <svg:desc/>
      </draw:frame>
      <draw:frame draw:id="id16" presentation:style-name="a92" draw:name="Espace réservé du texte 2" svg:x="0.78993in" svg:y="3.17882in" svg:width="8.5in" svg:height="1.64062in" presentation:class="outline" presentation:placeholder="false">
        <draw:text-box>
          <text:list text:style-name="a91">
            <text:list-item>
              <text:p text:style-name="a90" text:class-names="" text:cond-style-name=""><text:span text:style-name="a89" text:class-names="">Cliquez pour modifier les styles du texte du masque</text:span></text:p>
            </text:list-item>
          </text:list>
        </draw:text-box>
        <svg:title/>
        <svg:desc/>
      </draw:frame>
      <draw:frame draw:id="id17" presentation:style-name="a97" draw:name="Espace réservé de la date 3" svg:x="0.5in" svg:y="6.95139in" svg:width="2.33333in" svg:height="0.39931in" presentation:class="date-time" presentation:placeholder="false">
        <draw:text-box>
          <text:p text:style-name="a96" text:class-names="" text:cond-style-name=""><text:span text:style-name="a93" text:class-names=""><text:date text:fixed="false" style:data-style-name="a94">28/05/2013</text:date></text:span><text:span text:style-name="a95" text:class-names=""/></text:p>
        </draw:text-box>
        <svg:title/>
        <svg:desc/>
      </draw:frame>
      <draw:frame draw:id="id18" presentation:style-name="a100" draw:name="Espace réservé du pied de page 4" svg:x="3.41667in" svg:y="6.95139in" svg:width="3.16667in" svg:height="0.39931in" presentation:class="footer" presentation:placeholder="false">
        <draw:text-box>
          <text:p text:style-name="a99" text:class-names="" text:cond-style-name=""><text:span text:style-name="a98" text:class-names=""/></text:p>
        </draw:text-box>
        <svg:title/>
        <svg:desc/>
      </draw:frame>
      <draw:frame draw:id="id19" presentation:style-name="a103" draw:name="Espace réservé du numéro de diapositive 5" svg:x="7.16667in" svg:y="6.95139in" svg:width="2.33333in" svg:height="0.39931in" presentation:class="page-number" presentation:placeholder="false">
        <draw:text-box>
          <text:p text:style-name="a102" text:class-names="" text:cond-style-name=""><text:span text:style-name="a101" text:class-names=""><text:page-number style:num-format="1" text:fixed="false"/></text:span></text:p>
        </draw:text-box>
        <svg:title/>
        <svg:desc/>
      </draw:frame>
    </style:master-page>
    <style:master-page style:name="Master1-Layout4-twoObj-Deux-contenus" style:page-layout-name="pageLayout1" draw:style-name="a104">
      <draw:frame draw:id="id20" presentation:style-name="a108" draw:name="Titre 1" svg:x="0.5in" svg:y="0.30035in" svg:width="9in" svg:height="1.25in" presentation:class="title" presentation:placeholder="false">
        <draw:text-box>
          <text:p text:style-name="a107" text:class-names="" text:cond-style-name=""><text:span text:style-name="a105" text:class-names="">Cliquez pour modifier le style du titre</text:span><text:span text:style-name="a106" text:class-names=""/></text:p>
        </draw:text-box>
        <svg:title/>
        <svg:desc/>
      </draw:frame>
      <draw:frame draw:id="id21" presentation:style-name="a125" draw:name="Espace réservé du contenu 2" svg:x="0.5in" svg:y="1.75in" svg:width="4.41667in" svg:height="4.94965in" presentation:class="object" presentation:placeholder="false">
        <draw:text-box>
          <text:list text:style-name="a111">
            <text:list-item>
              <text:p text:style-name="a110" text:class-names="" text:cond-style-name=""><text:span text:style-name="a109" text:class-names="">Cliquez pour modifier les styles du texte du masque</text:span></text:p>
            </text:list-item>
          </text:list>
          <text:list text:style-name="a114">
            <text:list-item>
              <text:list text:style-name="a114">
                <text:list-item>
                  <text:p text:style-name="a113" text:class-names="" text:cond-style-name=""><text:span text:style-name="a112" text:class-names="">Deuxième niveau</text:span></text:p>
                </text:list-item>
              </text:list>
            </text:list-item>
          </text:list>
          <text:list text:style-name="a117">
            <text:list-item>
              <text:list text:style-name="a117">
                <text:list-item>
                  <text:list text:style-name="a117">
                    <text:list-item>
                      <text:p text:style-name="a116" text:class-names="" text:cond-style-name=""><text:span text:style-name="a115" text:class-names="">Troisième niveau</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trième niveau</text:span></text:p>
                        </text:list-item>
                      </text:list>
                    </text:list-item>
                  </text:list>
                </text:list-item>
              </text:list>
            </text:list-item>
          </text:list>
          <text:list text:style-name="a124">
            <text:list-item>
              <text:list text:style-name="a124">
                <text:list-item>
                  <text:list text:style-name="a124">
                    <text:list-item>
                      <text:list text:style-name="a124">
                        <text:list-item>
                          <text:list text:style-name="a124">
                            <text:list-item>
                              <text:p text:style-name="a123" text:class-names="" text:cond-style-name=""><text:span text:style-name="a121" text:class-names="">Cinquième niveau</text:span><text:span text:style-name="a122" text:class-names=""/></text:p>
                            </text:list-item>
                          </text:list>
                        </text:list-item>
                      </text:list>
                    </text:list-item>
                  </text:list>
                </text:list-item>
              </text:list>
            </text:list-item>
          </text:list>
        </draw:text-box>
        <svg:title/>
        <svg:desc/>
      </draw:frame>
      <draw:frame draw:id="id22" presentation:style-name="a142" draw:name="Espace réservé du contenu 3" svg:x="5.08333in" svg:y="1.75in" svg:width="4.41667in" svg:height="4.94965in" presentation:class="object" presentation:placeholder="false">
        <draw:text-box>
          <text:list text:style-name="a128">
            <text:list-item>
              <text:p text:style-name="a127" text:class-names="" text:cond-style-name=""><text:span text:style-name="a126" text:class-names="">Cliquez pour modifier les styles du texte du masque</text:span></text:p>
            </text:list-item>
          </text:list>
          <text:list text:style-name="a131">
            <text:list-item>
              <text:list text:style-name="a131">
                <text:list-item>
                  <text:p text:style-name="a130" text:class-names="" text:cond-style-name=""><text:span text:style-name="a129" text:class-names="">Deuxième niveau</text:span></text:p>
                </text:list-item>
              </text:list>
            </text:list-item>
          </text:list>
          <text:list text:style-name="a134">
            <text:list-item>
              <text:list text:style-name="a134">
                <text:list-item>
                  <text:list text:style-name="a134">
                    <text:list-item>
                      <text:p text:style-name="a133" text:class-names="" text:cond-style-name=""><text:span text:style-name="a132" text:class-names="">Troisième niveau</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Quatrième niveau</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Cinquième niveau</text:span><text:span text:style-name="a139" text:class-names=""/></text:p>
                            </text:list-item>
                          </text:list>
                        </text:list-item>
                      </text:list>
                    </text:list-item>
                  </text:list>
                </text:list-item>
              </text:list>
            </text:list-item>
          </text:list>
        </draw:text-box>
        <svg:title/>
        <svg:desc/>
      </draw:frame>
      <draw:frame draw:id="id23" presentation:style-name="a147" draw:name="Espace réservé de la date 3" svg:x="0.5in" svg:y="6.95139in" svg:width="2.33333in" svg:height="0.39931in" presentation:class="date-time" presentation:placeholder="false">
        <draw:text-box>
          <text:p text:style-name="a146" text:class-names="" text:cond-style-name=""><text:span text:style-name="a143" text:class-names=""><text:date text:fixed="false" style:data-style-name="a144">28/05/2013</text:date></text:span><text:span text:style-name="a145" text:class-names=""/></text:p>
        </draw:text-box>
        <svg:title/>
        <svg:desc/>
      </draw:frame>
      <draw:frame draw:id="id24" presentation:style-name="a150" draw:name="Espace réservé du pied de page 4" svg:x="3.41667in" svg:y="6.95139in" svg:width="3.16667in" svg:height="0.39931in" presentation:class="footer" presentation:placeholder="false">
        <draw:text-box>
          <text:p text:style-name="a149" text:class-names="" text:cond-style-name=""><text:span text:style-name="a148" text:class-names=""/></text:p>
        </draw:text-box>
        <svg:title/>
        <svg:desc/>
      </draw:frame>
      <draw:frame draw:id="id25" presentation:style-name="a153" draw:name="Espace réservé du numéro de diapositive 5" svg:x="7.16667in" svg:y="6.95139in" svg:width="2.33333in" svg:height="0.39931in" presentation:class="page-number" presentation:placeholder="false">
        <draw:text-box>
          <text:p text:style-name="a152" text:class-names="" text:cond-style-name=""><text:span text:style-name="a151" text:class-names=""><text:page-number style:num-format="1" text:fixed="false"/></text:span></text:p>
        </draw:text-box>
        <svg:title/>
        <svg:desc/>
      </draw:frame>
    </style:master-page>
    <style:master-page style:name="Master1-Layout5-twoTxTwoObj-Comparaison" style:page-layout-name="pageLayout1" draw:style-name="a154">
      <draw:frame draw:id="id26" presentation:style-name="a158" draw:name="Titre 1" svg:x="0.5in" svg:y="0.30035in" svg:width="9in" svg:height="1.25in" presentation:class="title" presentation:placeholder="false">
        <draw:text-box>
          <text:p text:style-name="a157" text:class-names="" text:cond-style-name=""><text:span text:style-name="a155" text:class-names="">Cliquez pour modifier le style du titre</text:span><text:span text:style-name="a156" text:class-names=""/></text:p>
        </draw:text-box>
        <svg:title/>
        <svg:desc/>
      </draw:frame>
      <draw:frame draw:id="id27" presentation:style-name="a162" draw:name="Espace réservé du texte 2" svg:x="0.5in" svg:y="1.67882in" svg:width="4.4184in" svg:height="0.69965in" presentation:class="outline" presentation:placeholder="false">
        <draw:text-box>
          <text:list text:style-name="a161">
            <text:list-item>
              <text:p text:style-name="a160" text:class-names="" text:cond-style-name=""><text:span text:style-name="a159" text:class-names="">Cliquez pour modifier les styles du texte du masque</text:span></text:p>
            </text:list-item>
          </text:list>
        </draw:text-box>
        <svg:title/>
        <svg:desc/>
      </draw:frame>
      <draw:frame draw:id="id28" presentation:style-name="a179" draw:name="Espace réservé du contenu 3" svg:x="0.5in" svg:y="2.37847in" svg:width="4.4184in" svg:height="4.32118in" presentation:class="object" presentation:placeholder="false">
        <draw:text-box>
          <text:list text:style-name="a165">
            <text:list-item>
              <text:p text:style-name="a164" text:class-names="" text:cond-style-name=""><text:span text:style-name="a163" text:class-names="">Cliquez pour modifier les styles du texte du masque</text:span></text:p>
            </text:list-item>
          </text:list>
          <text:list text:style-name="a168">
            <text:list-item>
              <text:list text:style-name="a168">
                <text:list-item>
                  <text:p text:style-name="a167" text:class-names="" text:cond-style-name=""><text:span text:style-name="a166" text:class-names="">Deuxième niveau</text:span></text:p>
                </text:list-item>
              </text:list>
            </text:list-item>
          </text:list>
          <text:list text:style-name="a171">
            <text:list-item>
              <text:list text:style-name="a171">
                <text:list-item>
                  <text:list text:style-name="a171">
                    <text:list-item>
                      <text:p text:style-name="a170" text:class-names="" text:cond-style-name=""><text:span text:style-name="a169" text:class-names="">Troisième niveau</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Quatrième niveau</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Cinquième niveau</text:span><text:span text:style-name="a176" text:class-names=""/></text:p>
                            </text:list-item>
                          </text:list>
                        </text:list-item>
                      </text:list>
                    </text:list-item>
                  </text:list>
                </text:list-item>
              </text:list>
            </text:list-item>
          </text:list>
        </draw:text-box>
        <svg:title/>
        <svg:desc/>
      </draw:frame>
      <draw:frame draw:id="id29" presentation:style-name="a183" draw:name="Espace réservé du texte 4" svg:x="5.07986in" svg:y="1.67882in" svg:width="4.42014in" svg:height="0.69965in" presentation:class="outline" presentation:placeholder="false">
        <draw:text-box>
          <text:list text:style-name="a182">
            <text:list-item>
              <text:p text:style-name="a181" text:class-names="" text:cond-style-name=""><text:span text:style-name="a180" text:class-names="">Cliquez pour modifier les styles du texte du masque</text:span></text:p>
            </text:list-item>
          </text:list>
        </draw:text-box>
        <svg:title/>
        <svg:desc/>
      </draw:frame>
      <draw:frame draw:id="id30" presentation:style-name="a200" draw:name="Espace réservé du contenu 5" svg:x="5.07986in" svg:y="2.37847in" svg:width="4.42014in" svg:height="4.32118in" presentation:class="object" presentation:placeholder="false">
        <draw:text-box>
          <text:list text:style-name="a186">
            <text:list-item>
              <text:p text:style-name="a185" text:class-names="" text:cond-style-name=""><text:span text:style-name="a184" text:class-names="">Cliquez pour modifier les styles du texte du masque</text:span></text:p>
            </text:list-item>
          </text:list>
          <text:list text:style-name="a189">
            <text:list-item>
              <text:list text:style-name="a189">
                <text:list-item>
                  <text:p text:style-name="a188" text:class-names="" text:cond-style-name=""><text:span text:style-name="a187" text:class-names="">Deuxième niveau</text:span></text:p>
                </text:list-item>
              </text:list>
            </text:list-item>
          </text:list>
          <text:list text:style-name="a192">
            <text:list-item>
              <text:list text:style-name="a192">
                <text:list-item>
                  <text:list text:style-name="a192">
                    <text:list-item>
                      <text:p text:style-name="a191" text:class-names="" text:cond-style-name=""><text:span text:style-name="a190" text:class-names="">Troisième niveau</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Quatrième niveau</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Cinquième niveau</text:span><text:span text:style-name="a197" text:class-names=""/></text:p>
                            </text:list-item>
                          </text:list>
                        </text:list-item>
                      </text:list>
                    </text:list-item>
                  </text:list>
                </text:list-item>
              </text:list>
            </text:list-item>
          </text:list>
        </draw:text-box>
        <svg:title/>
        <svg:desc/>
      </draw:frame>
      <draw:frame draw:id="id31" presentation:style-name="a205" draw:name="Espace réservé de la date 3" svg:x="0.5in" svg:y="6.95139in" svg:width="2.33333in" svg:height="0.39931in" presentation:class="date-time" presentation:placeholder="false">
        <draw:text-box>
          <text:p text:style-name="a204" text:class-names="" text:cond-style-name=""><text:span text:style-name="a201" text:class-names=""><text:date text:fixed="false" style:data-style-name="a202">28/05/2013</text:date></text:span><text:span text:style-name="a203" text:class-names=""/></text:p>
        </draw:text-box>
        <svg:title/>
        <svg:desc/>
      </draw:frame>
      <draw:frame draw:id="id32" presentation:style-name="a208" draw:name="Espace réservé du pied de page 4" svg:x="3.41667in" svg:y="6.95139in" svg:width="3.16667in" svg:height="0.39931in" presentation:class="footer" presentation:placeholder="false">
        <draw:text-box>
          <text:p text:style-name="a207" text:class-names="" text:cond-style-name=""><text:span text:style-name="a206" text:class-names=""/></text:p>
        </draw:text-box>
        <svg:title/>
        <svg:desc/>
      </draw:frame>
      <draw:frame draw:id="id33" presentation:style-name="a211" draw:name="Espace réservé du numéro de diapositive 5" svg:x="7.16667in" svg:y="6.95139in" svg:width="2.33333in" svg:height="0.39931in" presentation:class="page-number" presentation:placeholder="false">
        <draw:text-box>
          <text:p text:style-name="a210" text:class-names="" text:cond-style-name=""><text:span text:style-name="a209" text:class-names=""><text:page-number style:num-format="1" text:fixed="false"/></text:span></text:p>
        </draw:text-box>
        <svg:title/>
        <svg:desc/>
      </draw:frame>
    </style:master-page>
    <style:master-page style:name="Master1-Layout6-titleOnly-Titre-seul" style:page-layout-name="pageLayout1" draw:style-name="a212">
      <draw:frame draw:id="id34" presentation:style-name="a216" draw:name="Titre 1" svg:x="0.5in" svg:y="0.30035in" svg:width="9in" svg:height="1.25in" presentation:class="title" presentation:placeholder="false">
        <draw:text-box>
          <text:p text:style-name="a215" text:class-names="" text:cond-style-name=""><text:span text:style-name="a213" text:class-names="">Cliquez pour modifier le style du titre</text:span><text:span text:style-name="a214" text:class-names=""/></text:p>
        </draw:text-box>
        <svg:title/>
        <svg:desc/>
      </draw:frame>
      <draw:frame draw:id="id35" presentation:style-name="a221" draw:name="Espace réservé de la date 3" svg:x="0.5in" svg:y="6.95139in" svg:width="2.33333in" svg:height="0.39931in" presentation:class="date-time" presentation:placeholder="false">
        <draw:text-box>
          <text:p text:style-name="a220" text:class-names="" text:cond-style-name=""><text:span text:style-name="a217" text:class-names=""><text:date text:fixed="false" style:data-style-name="a218">28/05/2013</text:date></text:span><text:span text:style-name="a219" text:class-names=""/></text:p>
        </draw:text-box>
        <svg:title/>
        <svg:desc/>
      </draw:frame>
      <draw:frame draw:id="id36" presentation:style-name="a224" draw:name="Espace réservé du pied de page 4" svg:x="3.41667in" svg:y="6.95139in" svg:width="3.16667in" svg:height="0.39931in" presentation:class="footer" presentation:placeholder="false">
        <draw:text-box>
          <text:p text:style-name="a223" text:class-names="" text:cond-style-name=""><text:span text:style-name="a222" text:class-names=""/></text:p>
        </draw:text-box>
        <svg:title/>
        <svg:desc/>
      </draw:frame>
      <draw:frame draw:id="id37" presentation:style-name="a227" draw:name="Espace réservé du numéro de diapositive 5" svg:x="7.16667in" svg:y="6.95139in" svg:width="2.33333in" svg:height="0.39931in" presentation:class="page-number" presentation:placeholder="false">
        <draw:text-box>
          <text:p text:style-name="a226" text:class-names="" text:cond-style-name=""><text:span text:style-name="a225" text:class-names=""><text:page-number style:num-format="1" text:fixed="false"/></text:span></text:p>
        </draw:text-box>
        <svg:title/>
        <svg:desc/>
      </draw:frame>
    </style:master-page>
    <style:master-page style:name="Master1-Layout7-blank-Vide" style:page-layout-name="pageLayout1" draw:style-name="a228">
      <draw:frame draw:id="id38" presentation:style-name="a233" draw:name="Espace réservé de la date 3" svg:x="0.5in" svg:y="6.95139in" svg:width="2.33333in" svg:height="0.39931in" presentation:class="date-time" presentation:placeholder="false">
        <draw:text-box>
          <text:p text:style-name="a232" text:class-names="" text:cond-style-name=""><text:span text:style-name="a229" text:class-names=""><text:date text:fixed="false" style:data-style-name="a230">28/05/2013</text:date></text:span><text:span text:style-name="a231" text:class-names=""/></text:p>
        </draw:text-box>
        <svg:title/>
        <svg:desc/>
      </draw:frame>
      <draw:frame draw:id="id39" presentation:style-name="a236" draw:name="Espace réservé du pied de page 4" svg:x="3.41667in" svg:y="6.95139in" svg:width="3.16667in" svg:height="0.39931in" presentation:class="footer" presentation:placeholder="false">
        <draw:text-box>
          <text:p text:style-name="a235" text:class-names="" text:cond-style-name=""><text:span text:style-name="a234" text:class-names=""/></text:p>
        </draw:text-box>
        <svg:title/>
        <svg:desc/>
      </draw:frame>
      <draw:frame draw:id="id40" presentation:style-name="a239" draw:name="Espace réservé du numéro de diapositive 5" svg:x="7.16667in" svg:y="6.95139in" svg:width="2.33333in" svg:height="0.39931in" presentation:class="page-number" presentation:placeholder="false">
        <draw:text-box>
          <text:p text:style-name="a238" text:class-names="" text:cond-style-name=""><text:span text:style-name="a237" text:class-names=""><text:page-number style:num-format="1" text:fixed="false"/></text:span></text:p>
        </draw:text-box>
        <svg:title/>
        <svg:desc/>
      </draw:frame>
    </style:master-page>
    <style:master-page style:name="Master1-Layout8-objTx-Contenu-avec-légende" style:page-layout-name="pageLayout1" draw:style-name="a240">
      <draw:frame draw:id="id41" presentation:style-name="a244" draw:name="Titre 1" svg:x="0.5in" svg:y="0.29861in" svg:width="3.28993in" svg:height="1.27083in" presentation:class="title" presentation:placeholder="false">
        <draw:text-box>
          <text:p text:style-name="a243" text:class-names="" text:cond-style-name=""><text:span text:style-name="a241" text:class-names="">Cliquez pour modifier le style du titre</text:span><text:span text:style-name="a242" text:class-names=""/></text:p>
        </draw:text-box>
        <svg:title/>
        <svg:desc/>
      </draw:frame>
      <draw:frame draw:id="id42" presentation:style-name="a261" draw:name="Espace réservé du contenu 2" svg:x="3.90972in" svg:y="0.29861in" svg:width="5.59028in" svg:height="6.40104in" presentation:class="object" presentation:placeholder="false">
        <draw:text-box>
          <text:list text:style-name="a247">
            <text:list-item>
              <text:p text:style-name="a246" text:class-names="" text:cond-style-name=""><text:span text:style-name="a245" text:class-names="">Cliquez pour modifier les styles du texte du masque</text:span></text:p>
            </text:list-item>
          </text:list>
          <text:list text:style-name="a250">
            <text:list-item>
              <text:list text:style-name="a250">
                <text:list-item>
                  <text:p text:style-name="a249" text:class-names="" text:cond-style-name=""><text:span text:style-name="a248" text:class-names="">Deuxième niveau</text:span></text:p>
                </text:list-item>
              </text:list>
            </text:list-item>
          </text:list>
          <text:list text:style-name="a253">
            <text:list-item>
              <text:list text:style-name="a253">
                <text:list-item>
                  <text:list text:style-name="a253">
                    <text:list-item>
                      <text:p text:style-name="a252" text:class-names="" text:cond-style-name=""><text:span text:style-name="a251" text:class-names="">Troisième niveau</text:span></text:p>
                    </text:list-item>
                  </text:list>
                </text:list-item>
              </text:list>
            </text:list-item>
          </text:list>
          <text:list text:style-name="a256">
            <text:list-item>
              <text:list text:style-name="a256">
                <text:list-item>
                  <text:list text:style-name="a256">
                    <text:list-item>
                      <text:list text:style-name="a256">
                        <text:list-item>
                          <text:p text:style-name="a255" text:class-names="" text:cond-style-name=""><text:span text:style-name="a254" text:class-names="">Quatrième niveau</text:span></text:p>
                        </text:list-item>
                      </text:list>
                    </text:list-item>
                  </text:list>
                </text:list-item>
              </text:list>
            </text:list-item>
          </text:list>
          <text:list text:style-name="a260">
            <text:list-item>
              <text:list text:style-name="a260">
                <text:list-item>
                  <text:list text:style-name="a260">
                    <text:list-item>
                      <text:list text:style-name="a260">
                        <text:list-item>
                          <text:list text:style-name="a260">
                            <text:list-item>
                              <text:p text:style-name="a259" text:class-names="" text:cond-style-name=""><text:span text:style-name="a257" text:class-names="">Cinquième niveau</text:span><text:span text:style-name="a258" text:class-names=""/></text:p>
                            </text:list-item>
                          </text:list>
                        </text:list-item>
                      </text:list>
                    </text:list-item>
                  </text:list>
                </text:list-item>
              </text:list>
            </text:list-item>
          </text:list>
        </draw:text-box>
        <svg:title/>
        <svg:desc/>
      </draw:frame>
      <draw:frame draw:id="id43" presentation:style-name="a265" draw:name="Espace réservé du texte 3" svg:x="0.5in" svg:y="1.56944in" svg:width="3.28993in" svg:height="5.13021in" presentation:class="outline" presentation:placeholder="false">
        <draw:text-box>
          <text:list text:style-name="a264">
            <text:list-item>
              <text:p text:style-name="a263" text:class-names="" text:cond-style-name=""><text:span text:style-name="a262" text:class-names="">Cliquez pour modifier les styles du texte du masque</text:span></text:p>
            </text:list-item>
          </text:list>
        </draw:text-box>
        <svg:title/>
        <svg:desc/>
      </draw:frame>
      <draw:frame draw:id="id44" presentation:style-name="a270" draw:name="Espace réservé de la date 3" svg:x="0.5in" svg:y="6.95139in" svg:width="2.33333in" svg:height="0.39931in" presentation:class="date-time" presentation:placeholder="false">
        <draw:text-box>
          <text:p text:style-name="a269" text:class-names="" text:cond-style-name=""><text:span text:style-name="a266" text:class-names=""><text:date text:fixed="false" style:data-style-name="a267">28/05/2013</text:date></text:span><text:span text:style-name="a268" text:class-names=""/></text:p>
        </draw:text-box>
        <svg:title/>
        <svg:desc/>
      </draw:frame>
      <draw:frame draw:id="id45" presentation:style-name="a273" draw:name="Espace réservé du pied de page 4" svg:x="3.41667in" svg:y="6.95139in" svg:width="3.16667in" svg:height="0.39931in" presentation:class="footer" presentation:placeholder="false">
        <draw:text-box>
          <text:p text:style-name="a272" text:class-names="" text:cond-style-name=""><text:span text:style-name="a271" text:class-names=""/></text:p>
        </draw:text-box>
        <svg:title/>
        <svg:desc/>
      </draw:frame>
      <draw:frame draw:id="id46" presentation:style-name="a276" draw:name="Espace réservé du numéro de diapositive 5" svg:x="7.16667in" svg:y="6.95139in" svg:width="2.33333in" svg:height="0.39931in" presentation:class="page-number" presentation:placeholder="false">
        <draw:text-box>
          <text:p text:style-name="a275" text:class-names="" text:cond-style-name=""><text:span text:style-name="a274" text:class-names=""><text:page-number style:num-format="1" text:fixed="false"/></text:span></text:p>
        </draw:text-box>
        <svg:title/>
        <svg:desc/>
      </draw:frame>
    </style:master-page>
    <style:master-page style:name="Master1-Layout9-picTx-Image-avec-légende" style:page-layout-name="pageLayout1" draw:style-name="a277">
      <draw:frame draw:id="id47" presentation:style-name="a281" draw:name="Titre 1" svg:x="1.96007in" svg:y="5.25in" svg:width="6in" svg:height="0.61979in" presentation:class="title" presentation:placeholder="false">
        <draw:text-box>
          <text:p text:style-name="a280" text:class-names="" text:cond-style-name=""><text:span text:style-name="a278" text:class-names="">Cliquez pour modifier le style du titre</text:span><text:span text:style-name="a279" text:class-names=""/></text:p>
        </draw:text-box>
        <svg:title/>
        <svg:desc/>
      </draw:frame>
      <draw:frame draw:id="id48" presentation:style-name="a285" draw:name="Espace réservé pour une image  2" svg:x="1.96007in" svg:y="0.67014in" svg:width="6in" svg:height="4.5in" presentation:class="graphic" presentation:placeholder="false">
        <draw:text-box>
          <text:p text:style-name="a284" text:class-names="" text:cond-style-name=""><text:span text:style-name="a282" text:class-names="">Cliquez sur l'icône pour ajouter une image</text:span><text:span text:style-name="a283" text:class-names=""/></text:p>
        </draw:text-box>
        <svg:title/>
        <svg:desc/>
      </draw:frame>
      <draw:frame draw:id="id49" presentation:style-name="a289" draw:name="Espace réservé du texte 3" svg:x="1.96007in" svg:y="5.86979in" svg:width="6in" svg:height="0.88021in" presentation:class="outline" presentation:placeholder="false">
        <draw:text-box>
          <text:list text:style-name="a288">
            <text:list-item>
              <text:p text:style-name="a287" text:class-names="" text:cond-style-name=""><text:span text:style-name="a286" text:class-names="">Cliquez pour modifier les styles du texte du masque</text:span></text:p>
            </text:list-item>
          </text:list>
        </draw:text-box>
        <svg:title/>
        <svg:desc/>
      </draw:frame>
      <draw:frame draw:id="id50" presentation:style-name="a294" draw:name="Espace réservé de la date 3" svg:x="0.5in" svg:y="6.95139in" svg:width="2.33333in" svg:height="0.39931in" presentation:class="date-time" presentation:placeholder="false">
        <draw:text-box>
          <text:p text:style-name="a293" text:class-names="" text:cond-style-name=""><text:span text:style-name="a290" text:class-names=""><text:date text:fixed="false" style:data-style-name="a291">28/05/2013</text:date></text:span><text:span text:style-name="a292" text:class-names=""/></text:p>
        </draw:text-box>
        <svg:title/>
        <svg:desc/>
      </draw:frame>
      <draw:frame draw:id="id51" presentation:style-name="a297" draw:name="Espace réservé du pied de page 4" svg:x="3.41667in" svg:y="6.95139in" svg:width="3.16667in" svg:height="0.39931in" presentation:class="footer" presentation:placeholder="false">
        <draw:text-box>
          <text:p text:style-name="a296" text:class-names="" text:cond-style-name=""><text:span text:style-name="a295" text:class-names=""/></text:p>
        </draw:text-box>
        <svg:title/>
        <svg:desc/>
      </draw:frame>
      <draw:frame draw:id="id52" presentation:style-name="a300" draw:name="Espace réservé du numéro de diapositive 5" svg:x="7.16667in" svg:y="6.95139in" svg:width="2.33333in" svg:height="0.39931in" presentation:class="page-number" presentation:placeholder="false">
        <draw:text-box>
          <text:p text:style-name="a299" text:class-names="" text:cond-style-name=""><text:span text:style-name="a298" text:class-names=""><text:page-number style:num-format="1" text:fixed="false"/></text:span></text:p>
        </draw:text-box>
        <svg:title/>
        <svg:desc/>
      </draw:frame>
    </style:master-page>
    <style:master-page style:name="Master1-Layout10-vertTx-Titre-et-texte-vertical" style:page-layout-name="pageLayout1" draw:style-name="a301">
      <draw:frame draw:id="id53" presentation:style-name="a305" draw:name="Titre 1" svg:x="0.5in" svg:y="0.30035in" svg:width="9in" svg:height="1.25in" presentation:class="title" presentation:placeholder="false">
        <draw:text-box>
          <text:p text:style-name="a304" text:class-names="" text:cond-style-name=""><text:span text:style-name="a302" text:class-names="">Cliquez pour modifier le style du titre</text:span><text:span text:style-name="a303" text:class-names=""/></text:p>
        </draw:text-box>
        <svg:title/>
        <svg:desc/>
      </draw:frame>
      <draw:frame draw:id="id54" presentation:style-name="a322" draw:name="Espace réservé du texte vertical 2" svg:x="0.5in" svg:y="1.75in" svg:width="9in" svg:height="4.94965in" presentation:class="outline" presentation:placeholder="false">
        <draw:text-box>
          <text:list text:style-name="a308">
            <text:list-item>
              <text:p text:style-name="a307" text:class-names="" text:cond-style-name=""><text:span text:style-name="a306" text:class-names="">Cliquez pour modifier les styles du texte du masque</text:span></text:p>
            </text:list-item>
          </text:list>
          <text:list text:style-name="a311">
            <text:list-item>
              <text:list text:style-name="a311">
                <text:list-item>
                  <text:p text:style-name="a310" text:class-names="" text:cond-style-name=""><text:span text:style-name="a309" text:class-names="">Deuxième niveau</text:span></text:p>
                </text:list-item>
              </text:list>
            </text:list-item>
          </text:list>
          <text:list text:style-name="a314">
            <text:list-item>
              <text:list text:style-name="a314">
                <text:list-item>
                  <text:list text:style-name="a314">
                    <text:list-item>
                      <text:p text:style-name="a313" text:class-names="" text:cond-style-name=""><text:span text:style-name="a312" text:class-names="">Troisième niveau</text:span></text:p>
                    </text:list-item>
                  </text:list>
                </text:list-item>
              </text:list>
            </text:list-item>
          </text:list>
          <text:list text:style-name="a317">
            <text:list-item>
              <text:list text:style-name="a317">
                <text:list-item>
                  <text:list text:style-name="a317">
                    <text:list-item>
                      <text:list text:style-name="a317">
                        <text:list-item>
                          <text:p text:style-name="a316" text:class-names="" text:cond-style-name=""><text:span text:style-name="a315" text:class-names="">Quatrième niveau</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8" text:class-names="">Cinquième niveau</text:span><text:span text:style-name="a319" text:class-names=""/></text:p>
                            </text:list-item>
                          </text:list>
                        </text:list-item>
                      </text:list>
                    </text:list-item>
                  </text:list>
                </text:list-item>
              </text:list>
            </text:list-item>
          </text:list>
        </draw:text-box>
        <svg:title/>
        <svg:desc/>
      </draw:frame>
      <draw:frame draw:id="id55" presentation:style-name="a327" draw:name="Espace réservé de la date 3" svg:x="0.5in" svg:y="6.95139in" svg:width="2.33333in" svg:height="0.39931in" presentation:class="date-time" presentation:placeholder="false">
        <draw:text-box>
          <text:p text:style-name="a326" text:class-names="" text:cond-style-name=""><text:span text:style-name="a323" text:class-names=""><text:date text:fixed="false" style:data-style-name="a324">28/05/2013</text:date></text:span><text:span text:style-name="a325" text:class-names=""/></text:p>
        </draw:text-box>
        <svg:title/>
        <svg:desc/>
      </draw:frame>
      <draw:frame draw:id="id56" presentation:style-name="a330" draw:name="Espace réservé du pied de page 4" svg:x="3.41667in" svg:y="6.95139in" svg:width="3.16667in" svg:height="0.39931in" presentation:class="footer" presentation:placeholder="false">
        <draw:text-box>
          <text:p text:style-name="a329" text:class-names="" text:cond-style-name=""><text:span text:style-name="a328" text:class-names=""/></text:p>
        </draw:text-box>
        <svg:title/>
        <svg:desc/>
      </draw:frame>
      <draw:frame draw:id="id57" presentation:style-name="a333" draw:name="Espace réservé du numéro de diapositive 5" svg:x="7.16667in" svg:y="6.95139in" svg:width="2.33333in" svg:height="0.39931in" presentation:class="page-number" presentation:placeholder="false">
        <draw:text-box>
          <text:p text:style-name="a332" text:class-names="" text:cond-style-name=""><text:span text:style-name="a331" text:class-names=""><text:page-number style:num-format="1" text:fixed="false"/></text:span></text:p>
        </draw:text-box>
        <svg:title/>
        <svg:desc/>
      </draw:frame>
    </style:master-page>
    <style:master-page style:name="Master1-Layout11-vertTitleAndTx-Titre-vertical-et-texte" style:page-layout-name="pageLayout1" draw:style-name="a334">
      <draw:frame draw:id="id58" presentation:style-name="a338" draw:name="Titre vertical 1" svg:x="7.25in" svg:y="0.30035in" svg:width="2.25in" svg:height="6.39931in" presentation:class="title" presentation:placeholder="false">
        <draw:text-box>
          <text:p text:style-name="a337" text:class-names="" text:cond-style-name=""><text:span text:style-name="a335" text:class-names="">Cliquez pour modifier le style du titre</text:span><text:span text:style-name="a336" text:class-names=""/></text:p>
        </draw:text-box>
        <svg:title/>
        <svg:desc/>
      </draw:frame>
      <draw:frame draw:id="id59" presentation:style-name="a355" draw:name="Espace réservé du texte vertical 2" svg:x="0.5in" svg:y="0.30035in" svg:width="6.58333in" svg:height="6.39931in" presentation:class="outline" presentation:placeholder="false">
        <draw:text-box>
          <text:list text:style-name="a341">
            <text:list-item>
              <text:p text:style-name="a340" text:class-names="" text:cond-style-name=""><text:span text:style-name="a339" text:class-names="">Cliquez pour modifier les styles du texte du masque</text:span></text:p>
            </text:list-item>
          </text:list>
          <text:list text:style-name="a344">
            <text:list-item>
              <text:list text:style-name="a344">
                <text:list-item>
                  <text:p text:style-name="a343" text:class-names="" text:cond-style-name=""><text:span text:style-name="a342" text:class-names="">Deuxième niveau</text:span></text:p>
                </text:list-item>
              </text:list>
            </text:list-item>
          </text:list>
          <text:list text:style-name="a347">
            <text:list-item>
              <text:list text:style-name="a347">
                <text:list-item>
                  <text:list text:style-name="a347">
                    <text:list-item>
                      <text:p text:style-name="a346" text:class-names="" text:cond-style-name=""><text:span text:style-name="a345" text:class-names="">Troisième niveau</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Quatrième niveau</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1" text:class-names="">Cinquième niveau</text:span><text:span text:style-name="a352" text:class-names=""/></text:p>
                            </text:list-item>
                          </text:list>
                        </text:list-item>
                      </text:list>
                    </text:list-item>
                  </text:list>
                </text:list-item>
              </text:list>
            </text:list-item>
          </text:list>
        </draw:text-box>
        <svg:title/>
        <svg:desc/>
      </draw:frame>
      <draw:frame draw:id="id60" presentation:style-name="a360" draw:name="Espace réservé de la date 3" svg:x="0.5in" svg:y="6.95139in" svg:width="2.33333in" svg:height="0.39931in" presentation:class="date-time" presentation:placeholder="false">
        <draw:text-box>
          <text:p text:style-name="a359" text:class-names="" text:cond-style-name=""><text:span text:style-name="a356" text:class-names=""><text:date text:fixed="false" style:data-style-name="a357">28/05/2013</text:date></text:span><text:span text:style-name="a358" text:class-names=""/></text:p>
        </draw:text-box>
        <svg:title/>
        <svg:desc/>
      </draw:frame>
      <draw:frame draw:id="id61" presentation:style-name="a363" draw:name="Espace réservé du pied de page 4" svg:x="3.41667in" svg:y="6.95139in" svg:width="3.16667in" svg:height="0.39931in" presentation:class="footer" presentation:placeholder="false">
        <draw:text-box>
          <text:p text:style-name="a362" text:class-names="" text:cond-style-name=""><text:span text:style-name="a361" text:class-names=""/></text:p>
        </draw:text-box>
        <svg:title/>
        <svg:desc/>
      </draw:frame>
      <draw:frame draw:id="id62" presentation:style-name="a366" draw:name="Espace réservé du numéro de diapositive 5" svg:x="7.16667in" svg:y="6.95139in" svg:width="2.33333in" svg:height="0.39931in" presentation:class="page-number" presentation:placeholder="false">
        <draw:text-box>
          <text:p text:style-name="a365" text:class-names="" text:cond-style-name=""><text:span text:style-name="a36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RESENTATION  NAME</dc:title>
    <meta:initial-creator>Michel, Patsy R -FS</meta:initial-creator>
    <dc:creator>May, Kathi</dc:creator>
    <meta:creation-date>2013-03-20T17:08:21Z</meta:creation-date>
    <dc:date>2013-05-28T17:11:18Z</dc:date>
    <meta:template xlink:href="" xlink:type="simple"/>
    <meta:editing-cycles>21</meta:editing-cycles>
    <meta:editing-duration>PT15392S</meta:editing-duration>
    <meta:user-defined meta:name="_TemplateID">TC103815419990</meta:user-defined>
    <meta:document-statistic meta:paragraph-count="125" meta:word-count="1044"/>
  </office:meta>
</office:document-meta>
</file>